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bold" officeooo:rsid="001d4b86" officeooo:paragraph-rsid="001d4b86"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3" style:family="paragraph" style:parent-style-name="Text_20_body">
      <style:paragraph-properties fo:text-align="justify"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f4413" officeooo:paragraph-rsid="001f4413"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officeooo:rsid="002150f6" officeooo:paragraph-rsid="002150f6"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22ed7c" officeooo:paragraph-rsid="0022ed7c" style:font-weight-asian="bold" style:font-weight-complex="bold"/>
    </style:style>
    <style:style style:name="P7" style:family="paragraph" style:parent-style-name="Text_20_body">
      <style:paragraph-properties fo:text-align="justify" style:justify-single-word="false"/>
      <style:text-properties fo:font-style="normal" style:text-underline-style="none" fo:font-weight="normal" officeooo:rsid="001d4b86" officeooo:paragraph-rsid="001d4b86" style:font-style-asian="normal" style:font-weight-asian="normal" style:font-style-complex="normal" style:font-weight-complex="normal"/>
    </style:style>
    <style:style style:name="P8" style:family="paragraph" style:parent-style-name="Text_20_body">
      <style:paragraph-properties fo:text-align="center" style:justify-single-word="false"/>
      <style:text-properties fo:font-style="normal" style:text-underline-style="none" fo:font-weight="normal" officeooo:rsid="001f4413" officeooo:paragraph-rsid="001d4b86" style:font-style-asian="normal" style:font-weight-asian="normal" style:font-style-complex="normal" style:font-weight-complex="normal"/>
    </style:style>
    <style:style style:name="P9" style:family="paragraph" style:parent-style-name="Text_20_body">
      <style:paragraph-properties fo:text-align="center"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13" style:family="paragraph" style:parent-style-name="Text_20_body">
      <style:paragraph-properties fo:text-align="justify" style:justify-single-word="false"/>
      <style:text-properties fo:font-style="normal" style:text-underline-style="none" fo:font-weight="normal" officeooo:rsid="0024da39" officeooo:paragraph-rsid="0024da39"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15" style:family="paragraph" style:parent-style-name="Text_20_body">
      <style:paragraph-properties fo:text-align="center"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7ff40" officeooo:paragraph-rsid="0027ff40" style:font-style-asian="normal" style:font-weight-asian="bold" style:font-style-complex="normal" style:font-weight-complex="bold"/>
    </style:style>
    <style:style style:name="P18" style:family="paragraph" style:parent-style-name="Text_20_body">
      <style:paragraph-properties fo:text-align="justify" style:justify-single-word="false" fo:break-before="pag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rsid="0024da39" officeooo:paragraph-rsid="0024da39"/>
    </style:style>
    <style:style style:name="P21" style:family="paragraph" style:parent-style-name="Text_20_body">
      <style:paragraph-properties fo:text-align="justify" style:justify-single-word="false"/>
      <style:text-properties fo:font-style="normal" style:text-underline-style="none" fo:font-weight="normal" officeooo:rsid="0027ff40" officeooo:paragraph-rsid="0027ff40"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style:text-underline-style="none" fo:font-weight="normal" officeooo:rsid="0029c723" officeooo:paragraph-rsid="0029c723"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9c723" officeooo:paragraph-rsid="0029c723" style:font-style-asian="normal" style:font-weight-asian="bold" style:font-style-complex="normal" style:font-weight-complex="bold"/>
    </style:style>
    <style:style style:name="P2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a72eb" officeooo:paragraph-rsid="002a72eb" style:font-style-asian="normal" style:font-weight-asian="bold" style:font-style-complex="normal" style:font-weight-complex="bold"/>
    </style:style>
    <style:style style:name="P2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b9a7c" officeooo:paragraph-rsid="002b9a7c" style:font-style-asian="normal" style:font-weight-asian="bold" style:font-style-complex="normal" style:font-weight-complex="bold"/>
    </style:style>
    <style:style style:name="P2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27"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2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efd5f" officeooo:paragraph-rsid="002efd5f" style:font-style-asian="normal" style:font-weight-asian="bold" style:font-style-complex="normal" style:font-weight-complex="bold"/>
    </style:style>
    <style:style style:name="P2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772dd" officeooo:paragraph-rsid="003772dd" style:font-style-asian="normal" style:font-weight-asian="bold" style:font-style-complex="normal" style:font-weight-complex="bold"/>
    </style:style>
    <style:style style:name="P30" style:family="paragraph" style:parent-style-name="Text_20_body">
      <style:text-properties style:text-underline-style="solid" style:text-underline-width="auto" style:text-underline-color="font-color" fo:font-weight="bold" officeooo:rsid="0030143e" officeooo:paragraph-rsid="0030143e" style:font-weight-asian="bold" style:font-weight-complex="bold"/>
    </style:style>
    <style:style style:name="P31" style:family="paragraph" style:parent-style-name="Text_20_body">
      <style:paragraph-properties fo:text-align="center"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32" style:family="paragraph" style:parent-style-name="Text_20_body">
      <style:paragraph-properties fo:text-align="justify"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33" style:family="paragraph" style:parent-style-name="Text_20_body">
      <style:paragraph-properties fo:text-align="justify"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34" style:family="paragraph" style:parent-style-name="Text_20_body">
      <style:paragraph-properties fo:text-align="center"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35" style:family="paragraph" style:parent-style-name="Text_20_body">
      <style:paragraph-properties fo:text-align="justify" style:justify-single-word="false"/>
      <style:text-properties style:text-underline-style="solid" style:text-underline-width="auto" style:text-underline-color="font-color" fo:font-weight="bold" officeooo:rsid="0031d771" officeooo:paragraph-rsid="0031d771" style:font-weight-asian="bold" style:font-weight-complex="bold"/>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33788f" officeooo:paragraph-rsid="0033788f"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34c538" officeooo:paragraph-rsid="0034c538" style:font-weight-asian="bold" style:font-weight-complex="bold"/>
    </style:style>
    <style:style style:name="P38" style:family="paragraph" style:parent-style-name="Text_20_body">
      <style:paragraph-properties fo:text-align="center"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36ba63" officeooo:paragraph-rsid="0036ba63" style:font-weight-asian="bold" style:font-weight-complex="bold"/>
    </style:style>
    <style:style style:name="P41" style:family="paragraph" style:parent-style-name="Heading_20_2">
      <style:text-properties officeooo:rsid="001d4b86" officeooo:paragraph-rsid="001d4b86"/>
    </style:style>
    <style:style style:name="P42" style:family="paragraph" style:parent-style-name="Heading_20_2">
      <style:paragraph-properties fo:break-before="page"/>
      <style:text-properties officeooo:rsid="0030143e" officeooo:paragraph-rsid="0030143e"/>
    </style:style>
    <style:style style:name="P43" style:family="paragraph" style:parent-style-name="Heading_20_1">
      <style:text-properties officeooo:rsid="001d4b86" officeooo:paragraph-rsid="001d4b86"/>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a72eb" style:font-weight-asian="normal" style:font-weight-complex="normal"/>
    </style:style>
    <style:style style:name="T3" style:family="text">
      <style:text-properties style:text-underline-style="none" fo:font-weight="normal" officeooo:rsid="002b9a7c"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f4413" style:font-style-asian="normal" style:font-weight-asian="normal" style:font-style-complex="normal" style:font-weight-complex="normal"/>
    </style:style>
    <style:style style:name="T9" style:family="text">
      <style:text-properties fo:font-style="normal" style:text-underline-style="none" fo:font-weight="normal" officeooo:rsid="0031d771"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officeooo:rsid="0026d007"/>
    </style:style>
    <style:style style:name="T12" style:family="text">
      <style:text-properties officeooo:rsid="0030143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span text:style-name="T12">2 </text:span>Mathematische Grundbegriffe</text:h>
      <text:h text:style-name="P41" text:outline-level="2"><text:span text:style-name="T12">2.1 </text:span>Mengen und Aussagen</text:h>
      <text:p text:style-name="P1">Definition 2.1:<text:span text:style-name="T1"> Unter einer Menge verstehen wir jede Zusammenfassung </text:span><text:span text:style-name="T4">M</text:span><text:span text:style-name="T7"> von bestimmten wohlunterschiedenen Objekten </text:span><text:span text:style-name="T7"><draw:frame draw:style-name="fr1" draw:name="Object1" text:anchor-type="as-char" svg:y="-0.377cm" svg:width="0.432cm" svg:height="0.467cm" draw:z-index="0"><draw:object xlink:href="./Object 1" xlink:type="simple" xlink:show="embed" xlink:actuate="onLoad"/><draw:image xlink:href="./ObjectReplacements/Object 1" xlink:type="simple" xlink:show="embed" xlink:actuate="onLoad"/></draw:frame></text:span><text:span text:style-name="T7">unserer Anschauung oder unseres Denkens, welche die Elemente von </text:span><text:span text:style-name="T7"><draw:frame draw:style-name="fr1" draw:name="Object2" text:anchor-type="as-char" svg:y="-0.377cm" svg:width="0.619cm" svg:height="0.467cm" draw:z-index="1"><draw:object xlink:href="./Object 2" xlink:type="simple" xlink:show="embed" xlink:actuate="onLoad"/><draw:image xlink:href="./ObjectReplacements/Object 2" xlink:type="simple" xlink:show="embed" xlink:actuate="onLoad"/></draw:frame></text:span><text:span text:style-name="T7">genannt werden, zu einem Ganzen.</text:span></text:p>
      <text:p text:style-name="P1"><text:span text:style-name="T7">Für jedes Element </text:span><text:span text:style-name="T7"><draw:frame draw:style-name="fr1" draw:name="Object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7">kann eindeutig bestimmt werden ob es zu einer Menge </text:span><text:span text:style-name="T7"><draw:frame draw:style-name="fr1" draw:name="Object4" text:anchor-type="as-char" svg:y="-0.377cm" svg:width="0.619cm" svg:height="0.467cm" draw:z-index="3"><draw:object xlink:href="./Object 4" xlink:type="simple" xlink:show="embed" xlink:actuate="onLoad"/><draw:image xlink:href="./ObjectReplacements/Object 4" xlink:type="simple" xlink:show="embed" xlink:actuate="onLoad"/></draw:frame></text:span><text:span text:style-name="T7">gehört oder nicht; eine Eigenschaft, die durch die Eigenschaft der Bestimmtheit beschrieben wird. Die Bestimmtheit der Elemente führt dazu, dass unterschieden werden kann ob x der Menge angehört</text:span></text:p>
      <text:p text:style-name="P2"><text:span text:style-name="T7"><draw:frame draw:style-name="fr1" draw:name="Object5" text:anchor-type="as-char" svg:y="-0.377cm" svg:width="1.168cm" svg:height="0.467cm" draw:z-index="4"><draw:object xlink:href="./Object 5" xlink:type="simple" xlink:show="embed" xlink:actuate="onLoad"/><draw:image xlink:href="./ObjectReplacements/Object 5" xlink:type="simple" xlink:show="embed" xlink:actuate="onLoad"/></draw:frame></text:span><text:span text:style-name="T7">,</text:span></text:p>
      <text:p text:style-name="P7">oder nicht</text:p>
      <text:p text:style-name="P2"><text:span text:style-name="T7"><draw:frame draw:style-name="fr1" draw:name="Object6" text:anchor-type="as-char" svg:y="-0.377cm" svg:width="1.168cm" svg:height="0.467cm" draw:z-index="5"><draw:object xlink:href="./Object 6" xlink:type="simple" xlink:show="embed" xlink:actuate="onLoad"/><draw:image xlink:href="./ObjectReplacements/Object 6" xlink:type="simple" xlink:show="embed" xlink:actuate="onLoad"/></draw:frame></text:span><text:span text:style-name="T7">.</text:span></text:p>
      <text:p text:style-name="P3"><text:span text:style-name="T7">Eine weitere Eigenschaft der Elemente von x besteht darin, dass sie wohlunterschieden sind, weshalb alle zu M gehörenden Elemente paarweise verschieden sind. </text:span><text:span text:style-name="T8">Um die Verschiedenheit zweier Elemente zu untersuchen, muss deren Gleichheit zunächst definiert werden, wobei die Notationen</text:span></text:p>
      <text:p text:style-name="P8"><draw:frame draw:style-name="fr1" draw:name="Object7" text:anchor-type="as-char" svg:y="-0.377cm" svg:width="2.103cm" svg:height="0.467cm" draw:z-index="6"><draw:object xlink:href="./Object 7" xlink:type="simple" xlink:show="embed" xlink:actuate="onLoad"/><draw:image xlink:href="./ObjectReplacements/Object 7" xlink:type="simple" xlink:show="embed" xlink:actuate="onLoad"/></draw:frame></text:p>
      <text:p text:style-name="P10">für Gleich- bzw. Ungleicheit verwendet werden. Zusammengefasst bestehen zwei relevante Eigenschaften für die Elemente von Mengen. Diese müssen einerseits bestimmt sind, d.h. es kann entschieden werden ob sie einer Menge angehören oder nicht. Ebenso sind sie wohlunterschieden, was bedeutet, dass heißt keine zwei Elmeente einer Menge sind gleich. Um diesen Umstand zu bestätigen muss die Gleichheit zweier Elemente formal definiert werden. Im Umkehrschluss muss für jede Menge bzw. deren Elemente eine Gleichheitsdefinition gegeben sein.</text:p>
      <text:p text:style-name="P10">Als Notation wird für Mengen die geschweifte Klammer verwendet, wobei zwei verschiedene Aufzählungsmethoden verwendet werden. Die eine fasst alle Elemente der Menge zusammen:</text:p>
      <text:p text:style-name="P9"><draw:frame draw:style-name="fr1" draw:name="Object8" text:anchor-type="as-char" svg:y="-0.377cm" svg:width="2.919cm" svg:height="0.483cm" draw:z-index="7"><draw:object xlink:href="./Object 8" xlink:type="simple" xlink:show="embed" xlink:actuate="onLoad"/><draw:image xlink:href="./ObjectReplacements/Object 8" xlink:type="simple" xlink:show="embed" xlink:actuate="onLoad"/></draw:frame></text:p>
      <text:p text:style-name="P10">Die zweite Notation gibt ein Element und die Bedingung, dass Ersteres Element der Menge ist an:</text:p>
      <text:p text:style-name="P4"><text:span text:style-name="T7"><draw:frame draw:style-name="fr1" draw:name="Object9" text:anchor-type="as-char" svg:y="-0.377cm" svg:width="1.626cm" svg:height="0.483cm" draw:z-index="8"><draw:object xlink:href="./Object 9" xlink:type="simple" xlink:show="embed" xlink:actuate="onLoad"/><draw:image xlink:href="./ObjectReplacements/Object 9" xlink:type="simple" xlink:show="embed" xlink:actuate="onLoad"/></draw:frame></text:span><text:span text:style-name="T7">.</text:span></text:p>
      <text:p text:style-name="P5"><text:span text:style-name="T7">Die letztere Beschreibungsformat definiert die Menge in der Form </text:span><text:span text:style-name="T7"><draw:frame draw:style-name="fr1" draw:name="Object10" text:anchor-type="as-char" svg:y="-0.377cm" svg:width="1.744cm" svg:height="0.483cm" draw:z-index="9"><draw:object xlink:href="./Object 10" xlink:type="simple" xlink:show="embed" xlink:actuate="onLoad"/><draw:image xlink:href="./ObjectReplacements/Object 10" xlink:type="simple" xlink:show="embed" xlink:actuate="onLoad"/></draw:frame></text:span><text:span text:style-name="T7">, wobei P das Prädikat und P(x) die Aussage ist, welche die Eigenschaft aller Elemente der Menge charakterisiert. Aussagen wie z.B. P(x) können entweder falsch oder wahr sein.</text:span></text:p>
      <text:p text:style-name="P11"/>
      <text:p text:style-name="P18">Kurzer Ausflug in die Aussagenlogik</text:p>
      <text:p text:style-name="P11">Zunächst können Aussagen negiert werden wofür der Operator</text:p>
      <text:p text:style-name="P12"><draw:frame draw:style-name="fr1" draw:name="Object11" text:anchor-type="as-char" svg:y="-0.377cm" svg:width="0.801cm" svg:height="0.467cm" draw:z-index="10"><draw:object xlink:href="./Object 11" xlink:type="simple" xlink:show="embed" xlink:actuate="onLoad"/><draw:image xlink:href="./ObjectReplacements/Object 11" xlink:type="simple" xlink:show="embed" xlink:actuate="onLoad"/></draw:frame></text:p>
      <text:p text:style-name="P5"><text:span text:style-name="T7">verwendet wird. Ebenso können zwei Aussagen mithilfe von Junktoren verbunden werden, wobei hier die vier üblichen Junktoren genannten werden. Zunächst besteht die logische UND (</text:span><text:span text:style-name="T7"><draw:frame draw:style-name="fr1" draw:name="Object12" text:anchor-type="as-char" svg:y="-0.377cm" svg:width="1.155cm" svg:height="0.467cm" draw:z-index="11"><draw:object xlink:href="./Object 12" xlink:type="simple" xlink:show="embed" xlink:actuate="onLoad"/><draw:image xlink:href="./ObjectReplacements/Object 12" xlink:type="simple" xlink:show="embed" xlink:actuate="onLoad"/></draw:frame></text:span><text:span text:style-name="T7">) und ODER ( </text:span><text:span text:style-name="T7"><draw:frame draw:style-name="fr1" draw:name="Object13" text:anchor-type="as-char" svg:y="-0.377cm" svg:width="1.155cm" svg:height="0.467cm" draw:z-index="12"><draw:object xlink:href="./Object 13" xlink:type="simple" xlink:show="embed" xlink:actuate="onLoad"/><draw:image xlink:href="./ObjectReplacements/Object 13" xlink:type="simple" xlink:show="embed" xlink:actuate="onLoad"/></draw:frame></text:span><text:span text:style-name="T7">) Verknüpfung.</text:span></text:p>
      <text:p text:style-name="P6"><text:span text:style-name="T7">Als weitere Junktoren bestehen die Implikation (</text:span><text:span text:style-name="T7"><draw:frame draw:style-name="fr1" draw:name="Object14" text:anchor-type="as-char" svg:y="-0.377cm" svg:width="1.478cm" svg:height="0.467cm" draw:z-index="13"><draw:object xlink:href="./Object 14" xlink:type="simple" xlink:show="embed" xlink:actuate="onLoad"/><draw:image xlink:href="./ObjectReplacements/Object 14" xlink:type="simple" xlink:show="embed" xlink:actuate="onLoad"/></draw:frame></text:span><text:span text:style-name="T7">) und die Äquivalenz (</text:span><text:span text:style-name="T7"><draw:frame draw:style-name="fr1" draw:name="Object15" text:anchor-type="as-char" svg:y="-0.377cm" svg:width="1.279cm" svg:height="0.467cm" draw:z-index="14"><draw:object xlink:href="./Object 15" xlink:type="simple" xlink:show="embed" xlink:actuate="onLoad"/><draw:image xlink:href="./ObjectReplacements/Object 15" xlink:type="simple" xlink:show="embed" xlink:actuate="onLoad"/></draw:frame></text:span><text:span text:style-name="T7">). Alle Junktoren stellen selbst wiederum eine Aussage dar, die entweder wahr oder falsch sein kann. Der letztendliche Aussagewert der Junktorverknüpfung hängt für gewöhnlich von den Wahrheitswerten der Operanden ab, weshalb die Abhängigkeiten mithilfe von Wahrheitstafeln ausgedrückt werden.</text:span></text:p>
      <table:table table:name="Table1" table:style-name="Table1">
        <table:table-column table:style-name="Table1.A" table:number-columns-repeated="5"/>
        <table:table-column table:style-name="Table1.F"/>
        <table:table-row>
          <table:table-cell table:style-name="Table1.A1" office:value-type="string">
            <text:p text:style-name="P20"><draw:frame draw:style-name="fr1" draw:name="Object16" text:anchor-type="as-char" svg:y="-0.377cm" svg:width="0.526cm" svg:height="0.467cm"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19"><draw:frame draw:style-name="fr1" draw:name="Object17" text:anchor-type="as-char" svg:y="-0.377cm" svg:width="0.487cm" svg:height="0.467cm"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19"><draw:frame draw:style-name="fr1" draw:name="Object18" text:anchor-type="as-char" svg:y="-0.377cm" svg:width="1.147cm" svg:height="0.467cm" draw:z-index="1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19"><draw:frame draw:style-name="fr1" draw:name="Object19" text:anchor-type="as-char" svg:y="-0.377cm" svg:width="1.147cm" svg:height="0.467cm" draw:z-index="1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20"><draw:frame draw:style-name="fr1" draw:name="Object20" text:anchor-type="as-char" svg:y="-0.377cm" svg:width="1.231cm" svg:height="0.467cm" draw:z-index="19"><draw:object xlink:href="./Object 20" xlink:type="simple" xlink:show="embed" xlink:actuate="onLoad"/><draw:image xlink:href="./ObjectReplacements/Object 20" xlink:type="simple" xlink:show="embed" xlink:actuate="onLoad"/></draw:frame></text:p>
          </table:table-cell>
          <table:table-cell table:style-name="Table1.F1" office:value-type="string">
            <text:p text:style-name="P19"><draw:frame draw:style-name="fr1" draw:name="Object21" text:anchor-type="as-char" svg:y="-0.377cm" svg:width="1.279cm" svg:height="0.467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1.A2" office:value-type="string">
            <text:p text:style-name="P20">w</text:p>
          </table:table-cell>
          <table:table-cell table:style-name="Table1.A2" office:value-type="string">
            <text:p text:style-name="P20">w</text:p>
          </table:table-cell>
          <table:table-cell table:style-name="Table1.A2" office:value-type="string">
            <text:p text:style-name="P20">w</text:p>
          </table:table-cell>
          <table:table-cell table:style-name="Table1.A2" office:value-type="string">
            <text:p text:style-name="P20">w</text:p>
          </table:table-cell>
          <table:table-cell table:style-name="Table1.A2" office:value-type="string">
            <text:p text:style-name="P20">w</text:p>
          </table:table-cell>
          <table:table-cell table:style-name="Table1.F2" office:value-type="string">
            <text:p text:style-name="P20">w</text:p>
          </table:table-cell>
        </table:table-row>
        <table:table-row>
          <table:table-cell table:style-name="Table1.A2" office:value-type="string">
            <text:p text:style-name="P20">w</text:p>
          </table:table-cell>
          <table:table-cell table:style-name="Table1.A2" office:value-type="string">
            <text:p text:style-name="P20">f</text:p>
          </table:table-cell>
          <table:table-cell table:style-name="Table1.A2" office:value-type="string">
            <text:p text:style-name="P20">f</text:p>
          </table:table-cell>
          <table:table-cell table:style-name="Table1.A2" office:value-type="string">
            <text:p text:style-name="P20">w</text:p>
          </table:table-cell>
          <table:table-cell table:style-name="Table1.A2" office:value-type="string">
            <text:p text:style-name="P20">f</text:p>
          </table:table-cell>
          <table:table-cell table:style-name="Table1.F2" office:value-type="string">
            <text:p text:style-name="P20">f</text:p>
          </table:table-cell>
        </table:table-row>
        <table:table-row>
          <table:table-cell table:style-name="Table1.A2" office:value-type="string">
            <text:p text:style-name="P20">f</text:p>
          </table:table-cell>
          <table:table-cell table:style-name="Table1.A2" office:value-type="string">
            <text:p text:style-name="P20">w</text:p>
          </table:table-cell>
          <table:table-cell table:style-name="Table1.A2" office:value-type="string">
            <text:p text:style-name="P20">f</text:p>
          </table:table-cell>
          <table:table-cell table:style-name="Table1.A2" office:value-type="string">
            <text:p text:style-name="P20">w</text:p>
          </table:table-cell>
          <table:table-cell table:style-name="Table1.A2" office:value-type="string">
            <text:p text:style-name="P20">w</text:p>
          </table:table-cell>
          <table:table-cell table:style-name="Table1.F2" office:value-type="string">
            <text:p text:style-name="P20">f</text:p>
          </table:table-cell>
        </table:table-row>
        <table:table-row>
          <table:table-cell table:style-name="Table1.A2" office:value-type="string">
            <text:p text:style-name="P20">f</text:p>
          </table:table-cell>
          <table:table-cell table:style-name="Table1.A2" office:value-type="string">
            <text:p text:style-name="P20">f</text:p>
          </table:table-cell>
          <table:table-cell table:style-name="Table1.A2" office:value-type="string">
            <text:p text:style-name="P20">f</text:p>
          </table:table-cell>
          <table:table-cell table:style-name="Table1.A2" office:value-type="string">
            <text:p text:style-name="P20">f</text:p>
          </table:table-cell>
          <table:table-cell table:style-name="Table1.A2" office:value-type="string">
            <text:p text:style-name="P20">w</text:p>
          </table:table-cell>
          <table:table-cell table:style-name="Table1.F2" office:value-type="string">
            <text:p text:style-name="P20">w</text:p>
          </table:table-cell>
        </table:table-row>
      </table:table>
      <text:p text:style-name="P13">Oftmals ist eine gewisse Junktion zweier Operanden als wahr zu beweisen, wobei gezeigt werden muss, dass lediglich die Permutationen der Operanden auftreten, welche dazu führen, dass deren Junktion wahr bzw. falsch ist. Bei der Beweisführung wird dabei auf Charakteristika der Operanden zurückgegriffen, welche die anderen Fälle exkludieren. Umgekehrt kann man sich die Eigenschaften der Junktoren bei der Beweisführung zu Nutzen machen. Beispielsweise soll oftmals bewiesen werden, dass ein gewisses A ein B impliziert, wobei lediglich der Fall untersucht werden muss, dass A wahr ist. Der Grund liegt darin, dass in dem Falle eines falschen A die Implikation <text:span text:style-name="T6"><draw:frame draw:style-name="fr1" draw:name="Object22" text:anchor-type="as-char" svg:y="-0.377cm" svg:width="1.231cm" svg:height="0.467cm" draw:z-index="21"><draw:object xlink:href="./Object 22" xlink:type="simple" xlink:show="embed" xlink:actuate="onLoad"/><draw:image xlink:href="./ObjectReplacements/Object 22" xlink:type="simple" xlink:show="embed" xlink:actuate="onLoad"/></draw:frame></text:span>immer wahr ist. Folglich gilt, dass wenn die Wahrheit eines A die Wahrheit von B bedeutet, dass A B impliziert.</text:p>
      <text:p text:style-name="P14">Als weiteres Beispiel dient die geltende bzw. wahre Verknüfpung ( in diesem Kontext lässt sich auch erklären was es bedeutet, dass eine Verknüpfung „gilt“: Unter allen möglichen Permutationen von A und B ist die Aussage der Verknüfpung immer wahr)</text:p>
      <text:p text:style-name="P15"><draw:frame draw:style-name="fr1" draw:name="Object23" text:anchor-type="as-char" svg:y="-0.377cm" svg:width="2cm" svg:height="1cm" draw:z-index="22"><draw:object xlink:href="./Object 23" xlink:type="simple" xlink:show="embed" xlink:actuate="onLoad"/><draw:image xlink:href="./ObjectReplacements/Object 23" xlink:type="simple" xlink:show="embed" xlink:actuate="onLoad"/></draw:frame>.</text:p>
      <text:p text:style-name="P14">Die Gültigkeit dieses Beispieles soll nun bewiesen werden, wofür nach der Wahrheitstabelle einerseits gezeigt werden muss, dass in dem Falle, dass <draw:frame draw:style-name="fr1" draw:name="Object24" text:anchor-type="as-char" svg:y="-0.377cm" svg:width="2cm" svg:height="1cm" draw:z-index="23"><draw:object xlink:href="./Object 24" xlink:type="simple" xlink:show="embed" xlink:actuate="onLoad"/><draw:image xlink:href="./ObjectReplacements/Object 24" xlink:type="simple" xlink:show="embed" xlink:actuate="onLoad"/></draw:frame>gilt, auch <draw:frame draw:style-name="fr1" draw:name="Object25" text:anchor-type="as-char" svg:y="-0.377cm" svg:width="2.099cm" svg:height="0.485cm" draw:z-index="24"><draw:object xlink:href="./Object 25" xlink:type="simple" xlink:show="embed" xlink:actuate="onLoad"/><draw:image xlink:href="./ObjectReplacements/Object 25" xlink:type="simple" xlink:show="embed" xlink:actuate="onLoad"/></draw:frame>gilt, andererseits muss aus in dem Falle eines falschen <draw:frame draw:style-name="fr1" draw:name="Object26" text:anchor-type="as-char" svg:y="-0.377cm" svg:width="1.556cm" svg:height="0.485cm" draw:z-index="25"><draw:object xlink:href="./Object 26" xlink:type="simple" xlink:show="embed" xlink:actuate="onLoad"/><draw:image xlink:href="./ObjectReplacements/Object 26" xlink:type="simple" xlink:show="embed" xlink:actuate="onLoad"/></draw:frame>auch <draw:frame draw:style-name="fr1" draw:name="Object27" text:anchor-type="as-char" svg:y="-0.377cm" svg:width="2cm" svg:height="1cm" draw:z-index="26"><draw:object xlink:href="./Object 27" xlink:type="simple" xlink:show="embed" xlink:actuate="onLoad"/><draw:image xlink:href="./ObjectReplacements/Object 27" xlink:type="simple" xlink:show="embed" xlink:actuate="onLoad"/></draw:frame>falsch sein. Der letztere Fall tritt ein falls A wahr und B falsch ist, da dann die Implikation <draw:frame draw:style-name="fr1" draw:name="Object28" text:anchor-type="as-char" svg:y="-0.377cm" svg:width="1.556cm" svg:height="0.485cm" draw:z-index="27"><draw:object xlink:href="./Object 28" xlink:type="simple" xlink:show="embed" xlink:actuate="onLoad"/><draw:image xlink:href="./ObjectReplacements/Object 28" xlink:type="simple" xlink:show="embed" xlink:actuate="onLoad"/></draw:frame>falsch ist. In diesem Falle trifft auch die Implikation <draw:frame draw:style-name="fr1" draw:name="Object29" text:anchor-type="as-char" svg:y="-0.377cm" svg:width="2.099cm" svg:height="0.485cm" draw:z-index="28"><draw:object xlink:href="./Object 29" xlink:type="simple" xlink:show="embed" xlink:actuate="onLoad"/><draw:image xlink:href="./ObjectReplacements/Object 29" xlink:type="simple" xlink:show="embed" xlink:actuate="onLoad"/></draw:frame>nicht ein, <text:span text:style-name="T11">weshalb der erste nötige Beweis für die Gültigkeit der Gesamtaussage erbracht ist. Umgekehrt sind nun die Fälle zu betrachten, in denen </text:span><text:span text:style-name="T11"><draw:frame draw:style-name="fr1" draw:name="Object30" text:anchor-type="as-char" svg:y="-0.377cm" svg:width="1.556cm" svg:height="0.485cm" draw:z-index="29"><draw:object xlink:href="./Object 30" xlink:type="simple" xlink:show="embed" xlink:actuate="onLoad"/><draw:image xlink:href="./ObjectReplacements/Object 30" xlink:type="simple" xlink:show="embed" xlink:actuate="onLoad"/></draw:frame></text:span><text:span text:style-name="T11">gilt und deshalb auch </text:span><text:span text:style-name="T11"><draw:frame draw:style-name="fr1" draw:name="Object31" text:anchor-type="as-char" svg:y="-0.377cm" svg:width="2.099cm" svg:height="0.485cm" draw:z-index="30"><draw:object xlink:href="./Object 31" xlink:type="simple" xlink:show="embed" xlink:actuate="onLoad"/><draw:image xlink:href="./ObjectReplacements/Object 31" xlink:type="simple" xlink:show="embed" xlink:actuate="onLoad"/></draw:frame></text:span><text:span text:style-name="T11">gelten muss, was anhand der Wahrheitstafel erfolgt. Somit wurde die Gültigkeit von </text:span><text:span text:style-name="T11"><draw:frame draw:style-name="fr1" draw:name="Object32" text:anchor-type="as-char" svg:y="-0.377cm" svg:width="3.886cm" svg:height="0.483cm" draw:z-index="31"><draw:object xlink:href="./Object 32" xlink:type="simple" xlink:show="embed" xlink:actuate="onLoad"/><draw:image xlink:href="./ObjectReplacements/Object 32" xlink:type="simple" xlink:show="embed" xlink:actuate="onLoad"/><svg:desc>formula</svg:desc></draw:frame></text:span><text:span text:style-name="T11">bewiesen, welche interessante Folgen mit </text:span><text:soft-page-break/><text:span text:style-name="T11">sich bringt. Beispielsweise besagt sie, dass ihre beiden Operanden in jedem logischen Kontext austauschbar sind. Beispielsweise kann anstelle des einen der andere bewiesen und daraus die Gültigkeit des Ersten bewiesen werden. In diesem Fall heißt die Aussage </text:span><text:span text:style-name="T11"><draw:frame draw:style-name="fr1" draw:name="Object33" text:anchor-type="as-char" svg:y="-0.377cm" svg:width="2.094cm" svg:height="0.483cm" draw:z-index="32"><draw:object xlink:href="./Object 33" xlink:type="simple" xlink:show="embed" xlink:actuate="onLoad"/><draw:image xlink:href="./ObjectReplacements/Object 33" xlink:type="simple" xlink:show="embed" xlink:actuate="onLoad"/><svg:desc>formula</svg:desc></draw:frame></text:span><text:span text:style-name="T11">Kontraposition von </text:span><text:span text:style-name="T11"><draw:frame draw:style-name="fr1" draw:name="Object34" text:anchor-type="as-char" svg:y="-0.377cm" svg:width="1.552cm" svg:height="0.483cm" draw:z-index="33"><draw:object xlink:href="./Object 34" xlink:type="simple" xlink:show="embed" xlink:actuate="onLoad"/><draw:image xlink:href="./ObjectReplacements/Object 34" xlink:type="simple" xlink:show="embed" xlink:actuate="onLoad"/><svg:desc>formula</svg:desc></draw:frame></text:span><text:span text:style-name="T11">, und der Schluss von </text:span><text:span text:style-name="T11"><draw:frame draw:style-name="fr1" draw:name="Object35" text:anchor-type="as-char" svg:y="-0.377cm" svg:width="1.552cm" svg:height="0.483cm" draw:z-index="34"><draw:object xlink:href="./Object 35" xlink:type="simple" xlink:show="embed" xlink:actuate="onLoad"/><draw:image xlink:href="./ObjectReplacements/Object 35" xlink:type="simple" xlink:show="embed" xlink:actuate="onLoad"/><svg:desc>formula</svg:desc></draw:frame></text:span><text:span text:style-name="T11">auf </text:span><text:span text:style-name="T11"><draw:frame draw:style-name="fr1" draw:name="Object36" text:anchor-type="as-char" svg:y="-0.377cm" svg:width="2.094cm" svg:height="0.483cm" draw:z-index="35"><draw:object xlink:href="./Object 36" xlink:type="simple" xlink:show="embed" xlink:actuate="onLoad"/><draw:image xlink:href="./ObjectReplacements/Object 36" xlink:type="simple" xlink:show="embed" xlink:actuate="onLoad"/><svg:desc>formula</svg:desc></draw:frame></text:span><text:span text:style-name="T11">heißt Umkehrschluss.</text:span></text:p>
      <text:p text:style-name="P16">Zurück zu den Mengen</text:p>
      <text:p text:style-name="P17">Definition 2.2<text:span text:style-name="T1">: Seien M und N Mengen.</text:span></text:p>
      <text:p text:style-name="P17"><text:span text:style-name="T1">(1) M heitß Teilmenge von N, geschrieben </text:span><text:span text:style-name="T1"><draw:frame draw:style-name="fr1" draw:name="Object37" text:anchor-type="as-char" svg:y="-0.377cm" svg:width="1.298cm" svg:height="0.469cm" draw:z-index="36"><draw:object xlink:href="./Object 37" xlink:type="simple" xlink:show="embed" xlink:actuate="onLoad"/><draw:image xlink:href="./ObjectReplacements/Object 37" xlink:type="simple" xlink:show="embed" xlink:actuate="onLoad"/></draw:frame></text:span><text:span text:style-name="T1">, wenn jedes Element von M auch Element von N ist. Wir schreiben </text:span><text:span text:style-name="T1"><draw:frame draw:style-name="fr1" draw:name="Object38" text:anchor-type="as-char" svg:y="-0.377cm" svg:width="1.298cm" svg:height="0.469cm" draw:z-index="37"><draw:object xlink:href="./Object 38" xlink:type="simple" xlink:show="embed" xlink:actuate="onLoad"/><draw:image xlink:href="./ObjectReplacements/Object 38" xlink:type="simple" xlink:show="embed" xlink:actuate="onLoad"/></draw:frame></text:span><text:span text:style-name="T1">, falls dies nicht gilt.</text:span></text:p>
      <text:p text:style-name="P17"><text:span text:style-name="T1">(2) M und N heißen gleich, geschrieben </text:span><text:span text:style-name="T1"><draw:frame draw:style-name="fr1" draw:name="Object39" text:anchor-type="as-char" svg:y="-0.377cm" svg:width="1.321cm" svg:height="0.469cm" draw:z-index="38"><draw:object xlink:href="./Object 39" xlink:type="simple" xlink:show="embed" xlink:actuate="onLoad"/><draw:image xlink:href="./ObjectReplacements/Object 39" xlink:type="simple" xlink:show="embed" xlink:actuate="onLoad"/></draw:frame></text:span><text:span text:style-name="T1">, wenn </text:span><text:span text:style-name="T1"><draw:frame draw:style-name="fr1" draw:name="Object40" text:anchor-type="as-char" svg:y="-0.377cm" svg:width="1.298cm" svg:height="0.469cm" draw:z-index="39"><draw:object xlink:href="./Object 40" xlink:type="simple" xlink:show="embed" xlink:actuate="onLoad"/><draw:image xlink:href="./ObjectReplacements/Object 40" xlink:type="simple" xlink:show="embed" xlink:actuate="onLoad"/></draw:frame></text:span><text:span text:style-name="T1">und </text:span><text:span text:style-name="T1"><draw:frame draw:style-name="fr1" draw:name="Object41" text:anchor-type="as-char" svg:y="-0.377cm" svg:width="1.298cm" svg:height="0.469cm" draw:z-index="40"><draw:object xlink:href="./Object 41" xlink:type="simple" xlink:show="embed" xlink:actuate="onLoad"/><draw:image xlink:href="./ObjectReplacements/Object 41" xlink:type="simple" xlink:show="embed" xlink:actuate="onLoad"/></draw:frame></text:span><text:span text:style-name="T1">gelten. Wir schreiben </text:span><text:span text:style-name="T1"><draw:frame draw:style-name="fr1" draw:name="Object42" text:anchor-type="as-char" svg:y="-0.377cm" svg:width="1.296cm" svg:height="0.469cm" draw:z-index="41"><draw:object xlink:href="./Object 42" xlink:type="simple" xlink:show="embed" xlink:actuate="onLoad"/><draw:image xlink:href="./ObjectReplacements/Object 42" xlink:type="simple" xlink:show="embed" xlink:actuate="onLoad"/></draw:frame></text:span><text:span text:style-name="T1">, falls dies nicht gilt.</text:span></text:p>
      <text:p text:style-name="P17"><text:span text:style-name="T1">(3) M heißt echte Teilmenge von N, geschrieben </text:span><text:span text:style-name="T1"><draw:frame draw:style-name="fr1" draw:name="Object43" text:anchor-type="as-char" svg:y="-0.377cm" svg:width="1.298cm" svg:height="0.469cm" draw:z-index="42"><draw:object xlink:href="./Object 43" xlink:type="simple" xlink:show="embed" xlink:actuate="onLoad"/><draw:image xlink:href="./ObjectReplacements/Object 43" xlink:type="simple" xlink:show="embed" xlink:actuate="onLoad"/></draw:frame></text:span><text:span text:style-name="T1">, wenn </text:span><text:span text:style-name="T1"><draw:frame draw:style-name="fr1" draw:name="Object44" text:anchor-type="as-char" svg:y="-0.377cm" svg:width="1.298cm" svg:height="0.469cm" draw:z-index="43"><draw:object xlink:href="./Object 44" xlink:type="simple" xlink:show="embed" xlink:actuate="onLoad"/><draw:image xlink:href="./ObjectReplacements/Object 44" xlink:type="simple" xlink:show="embed" xlink:actuate="onLoad"/></draw:frame></text:span><text:span text:style-name="T1">und </text:span><text:span text:style-name="T1"><draw:frame draw:style-name="fr1" draw:name="Object45" text:anchor-type="as-char" svg:y="-0.377cm" svg:width="1.295cm" svg:height="0.467cm" draw:z-index="44"><draw:object xlink:href="./Object 45" xlink:type="simple" xlink:show="embed" xlink:actuate="onLoad"/><draw:image xlink:href="./ObjectReplacements/Object 45" xlink:type="simple" xlink:show="embed" xlink:actuate="onLoad"/></draw:frame></text:span><text:span text:style-name="T1">gelten.</text:span></text:p>
      <text:p text:style-name="P21">In Prosa formuliert sind alle Elemente einer Teilmenge auch in der Menge enhalten von der sie Teil ist. Umgekehrt muss aber nicht jedes Element einer Menge in derer Teilmenge enthalten sein. Trifft dies jedoch zu, also sind alle Elemente der Menge auch in deren Teilmenge enthalten, sind beide Teilmengen der jeweils anderen Menge, woraus folgt, dass jedes Element der einen Menge auch in der anderen enthalten ist und die beiden Mengen deshalb gleich sind. Umgekehrt kann auch der Fall eintreffen, dass eine Menge Elemente enthält, welche nicht zu einer ihrer Teilmengen gehört, weshalb die beiden Mengen nicht gleich sind. In diesem Kontext spricht man auch von einer wahren Teilmenge.</text:p>
      <text:p text:style-name="P22">Oder mathematisch formuliert:</text:p>
      <text:p text:style-name="P22">(1) <draw:frame draw:style-name="fr2" draw:name="Object46" text:anchor-type="as-char" svg:y="-0.377cm" svg:width="5.526cm" svg:height="0.483cm" draw:z-index="45"><draw:object xlink:href="./Object 46" xlink:type="simple" xlink:show="embed" xlink:actuate="onLoad"/><draw:image xlink:href="./ObjectReplacements/Object 46" xlink:type="simple" xlink:show="embed" xlink:actuate="onLoad"/></draw:frame></text:p>
      <text:p text:style-name="P22">(2) <draw:frame draw:style-name="fr2" draw:name="Object47" text:anchor-type="as-char" svg:y="-0.377cm" svg:width="8.747cm" svg:height="0.483cm" draw:z-index="46"><draw:object xlink:href="./Object 47" xlink:type="simple" xlink:show="embed" xlink:actuate="onLoad"/><draw:image xlink:href="./ObjectReplacements/Object 47" xlink:type="simple" xlink:show="embed" xlink:actuate="onLoad"/></draw:frame></text:p>
      <text:p text:style-name="P22">(3) <draw:frame draw:style-name="fr2" draw:name="Object48" text:anchor-type="as-char" svg:y="-0.377cm" svg:width="4.911cm" svg:height="0.485cm" draw:z-index="47"><draw:object xlink:href="./Object 48" xlink:type="simple" xlink:show="embed" xlink:actuate="onLoad"/><draw:image xlink:href="./ObjectReplacements/Object 48" xlink:type="simple" xlink:show="embed" xlink:actuate="onLoad"/></draw:frame></text:p>
      <text:p text:style-name="P23">Definition 2.3:<text:span text:style-name="T1"> Die Menge </text:span><text:span text:style-name="T1"><draw:frame draw:style-name="fr2" draw:name="Object49" text:anchor-type="as-char" svg:y="-0.377cm" svg:width="2.374cm" svg:height="0.485cm" draw:z-index="48"><draw:object xlink:href="./Object 49" xlink:type="simple" xlink:show="embed" xlink:actuate="onLoad"/><draw:image xlink:href="./ObjectReplacements/Object 49" xlink:type="simple" xlink:show="embed" xlink:actuate="onLoad"/></draw:frame></text:span><text:span text:style-name="T1">heißt die leere Menge.</text:span></text:p>
      <text:p text:style-name="P23"><text:span text:style-name="T1">Das die leere Menge definierende Prädikat besagt, dass alle Elemente die ungleich sich selbst sind zu der Menge gehören. Aufgrund der Forderung nach Bestimmtheit kann kein Element existieren, das ungleich sich selbst ist, weshalb die leere Menge nach ihrer Definition kein Element enthalten kann.</text:span></text:p>
      <text:p text:style-name="P23">Satz 2.4:<text:span text:style-name="T1"> Für jede Menge M gelten folgenden Aussagen:</text:span></text:p>
      <text:p text:style-name="P23"><text:span text:style-name="T1">(1) </text:span><text:span text:style-name="T1"><draw:frame draw:style-name="fr2" draw:name="Object50" text:anchor-type="as-char" svg:y="-0.377cm" svg:width="1.312cm" svg:height="0.469cm" draw:z-index="49"><draw:object xlink:href="./Object 50" xlink:type="simple" xlink:show="embed" xlink:actuate="onLoad"/><draw:image xlink:href="./ObjectReplacements/Object 50" xlink:type="simple" xlink:show="embed" xlink:actuate="onLoad"/></draw:frame></text:span></text:p>
      <text:p text:style-name="P23"><text:span text:style-name="T1">(2) </text:span><text:span text:style-name="T1"><draw:frame draw:style-name="fr2" draw:name="Object51" text:anchor-type="as-char" svg:y="-0.377cm" svg:width="3.48cm" svg:height="0.485cm" draw:z-index="50"><draw:object xlink:href="./Object 51" xlink:type="simple" xlink:show="embed" xlink:actuate="onLoad"/><draw:image xlink:href="./ObjectReplacements/Object 51" xlink:type="simple" xlink:show="embed" xlink:actuate="onLoad"/></draw:frame></text:span></text:p>
      <text:p text:style-name="P23"><text:span text:style-name="T1">Beweis:</text:span></text:p>
      <text:p text:style-name="P23"><text:span text:style-name="T1">(1) Zu beweisen ist, dass jedes Element das in </text:span><text:span text:style-name="T1"><draw:frame draw:style-name="fr2" draw:name="Object52" text:anchor-type="as-char" svg:y="-0.339cm" svg:width="0.563cm" svg:height="0.423cm" draw:z-index="51"><draw:object xlink:href="./Object 52" xlink:type="simple" xlink:show="embed" xlink:actuate="onLoad"/><draw:image xlink:href="./ObjectReplacements/Object 52" xlink:type="simple" xlink:show="embed" xlink:actuate="onLoad"/></draw:frame></text:span><text:span text:style-name="T1">enthalten ist auch Teil von M ist. Da die leere Menge keine Elemente besitzt, </text:span><text:span text:style-name="T2">kann sie auch kein Element besitzen, das nicht Teil der Menge M ist. Mathematisch: </text:span><text:span text:style-name="T2"><draw:frame draw:style-name="fr2" draw:name="Object53" text:anchor-type="as-char" svg:y="-0.377cm" svg:width="3.373cm" svg:height="0.469cm" draw:z-index="52"><draw:object xlink:href="./Object 53" xlink:type="simple" xlink:show="embed" xlink:actuate="onLoad"/><draw:image xlink:href="./ObjectReplacements/Object 53" xlink:type="simple" xlink:show="embed" xlink:actuate="onLoad"/></draw:frame></text:span><text:span text:style-name="T2">, da </text:span><text:span text:style-name="T2"><draw:frame draw:style-name="fr2" draw:name="Object54" text:anchor-type="as-char" svg:y="-0.377cm" svg:width="1.113cm" svg:height="0.469cm" draw:z-index="53"><draw:object xlink:href="./Object 54" xlink:type="simple" xlink:show="embed" xlink:actuate="onLoad"/><draw:image xlink:href="./ObjectReplacements/Object 54" xlink:type="simple" xlink:show="embed" xlink:actuate="onLoad"/></draw:frame></text:span><text:span text:style-name="T2">nie gilt, ist die Implikation immer richtig.</text:span></text:p>
      <text:p text:style-name="P24"><text:soft-page-break/><text:span text:style-name="T1">(2) Damit der erste Operand der Junktion gilt darf M keine Elemente beinhalten, die nicht auch in der leeren Menge enthalten sind. Da die leere Menge überhaupt keine Elemente enthält führt diese Forderung auf die leere Menge, M ist somit gleich der leeren Menge. Mathematisch: </text:span><text:span text:style-name="T1"><draw:frame draw:style-name="fr2" draw:name="Object55" text:anchor-type="as-char" svg:y="-0.377cm" svg:width="3.373cm" svg:height="0.469cm" draw:z-index="54"><draw:object xlink:href="./Object 55" xlink:type="simple" xlink:show="embed" xlink:actuate="onLoad"/><draw:image xlink:href="./ObjectReplacements/Object 55" xlink:type="simple" xlink:show="embed" xlink:actuate="onLoad"/></draw:frame></text:span><text:span text:style-name="T1">, da der rechte Operand der Implikation immer falsch ist, darf auch der erste nicht gelten damit die Implikation ihre Gültigkeit beibehält. Diese Forderung wird nur von der leeren Menge erfüllt.</text:span></text:p>
      <text:p text:style-name="P24">Satz 2.5:<text:span text:style-name="T1"> Seien M, N, L Mengen, dann gelten folgende Aussagen für die Teilmengenrelation </text:span><text:span text:style-name="T1"><draw:frame draw:style-name="fr2" draw:name="Object56" text:anchor-type="as-char" svg:y="-0.377cm" svg:width="1.145cm" svg:height="0.469cm" draw:z-index="55"><draw:object xlink:href="./Object 56" xlink:type="simple" xlink:show="embed" xlink:actuate="onLoad"/><draw:image xlink:href="./ObjectReplacements/Object 56" xlink:type="simple" xlink:show="embed" xlink:actuate="onLoad"/></draw:frame></text:span></text:p>
      <text:p text:style-name="P24"><text:span text:style-name="T1">(1) </text:span><text:span text:style-name="T1"><draw:frame draw:style-name="fr2" draw:name="Object57" text:anchor-type="as-char" svg:y="-0.377cm" svg:width="1.371cm" svg:height="0.469cm" draw:z-index="56"><draw:object xlink:href="./Object 57" xlink:type="simple" xlink:show="embed" xlink:actuate="onLoad"/><draw:image xlink:href="./ObjectReplacements/Object 57" xlink:type="simple" xlink:show="embed" xlink:actuate="onLoad"/></draw:frame></text:span><text:span text:style-name="T1">(Reflexivität)</text:span></text:p>
      <text:p text:style-name="P24"><text:span text:style-name="T1">(2) Aus </text:span><text:span text:style-name="T1"><draw:frame draw:style-name="fr2" draw:name="Object58" text:anchor-type="as-char" svg:y="-0.377cm" svg:width="4.621cm" svg:height="0.485cm" draw:z-index="57"><draw:object xlink:href="./Object 58" xlink:type="simple" xlink:show="embed" xlink:actuate="onLoad"/><draw:image xlink:href="./ObjectReplacements/Object 58" xlink:type="simple" xlink:show="embed" xlink:actuate="onLoad"/></draw:frame></text:span></text:p>
      <text:p text:style-name="P24"><text:span text:style-name="T1">Beweis:</text:span></text:p>
      <text:p text:style-name="P24"><text:span text:style-name="T1">(1) Zu beweisen ist, dass jedes in M enthaltene Element auch in M enthalten is (</text:span><text:span text:style-name="T1"><draw:frame draw:style-name="fr2" draw:name="Object59" text:anchor-type="as-char" svg:y="-0.377cm" svg:width="3.431cm" svg:height="0.469cm" draw:z-index="58"><draw:object xlink:href="./Object 59" xlink:type="simple" xlink:show="embed" xlink:actuate="onLoad"/><draw:image xlink:href="./ObjectReplacements/Object 59" xlink:type="simple" xlink:show="embed" xlink:actuate="onLoad"/></draw:frame></text:span><text:span text:style-name="T1">), gilt der erste Operand der Implikation, gilt auch der zweite, da sie identsich sind. Folglich gilt die Implikation und die Refelxivität ist bewiesen.</text:span></text:p>
      <text:p text:style-name="P24"><text:span text:style-name="T1">(2) </text:span><text:span text:style-name="T3">Aus </text:span><text:span text:style-name="T3"><draw:frame draw:style-name="fr2" draw:name="Object60" text:anchor-type="as-char" svg:y="-0.377cm" svg:width="1.298cm" svg:height="0.469cm" draw:z-index="59"><draw:object xlink:href="./Object 60" xlink:type="simple" xlink:show="embed" xlink:actuate="onLoad"/><draw:image xlink:href="./ObjectReplacements/Object 60" xlink:type="simple" xlink:show="embed" xlink:actuate="onLoad"/></draw:frame></text:span><text:span text:style-name="T3">folgt, dass jedes Element von M auch in N enthalten ist, des Weiteren bedeutet </text:span><text:span text:style-name="T3"><draw:frame draw:style-name="fr2" draw:name="Object61" text:anchor-type="as-char" svg:y="-0.377cm" svg:width="1.141cm" svg:height="0.469cm" draw:z-index="60"><draw:object xlink:href="./Object 61" xlink:type="simple" xlink:show="embed" xlink:actuate="onLoad"/><draw:image xlink:href="./ObjectReplacements/Object 61" xlink:type="simple" xlink:show="embed" xlink:actuate="onLoad"/></draw:frame></text:span><text:span text:style-name="T3">, dass jedes Element von N, wozu auch die Elemente von M zählen, auch in L enthalten ist. Somit ist jedes Element von M in L enthalten, weshalb </text:span><text:span text:style-name="T3"><draw:frame draw:style-name="fr2" draw:name="Object62" text:anchor-type="as-char" svg:y="-0.377cm" svg:width="1.214cm" svg:height="0.469cm" draw:z-index="61"><draw:object xlink:href="./Object 62" xlink:type="simple" xlink:show="embed" xlink:actuate="onLoad"/><draw:image xlink:href="./ObjectReplacements/Object 62" xlink:type="simple" xlink:show="embed" xlink:actuate="onLoad"/></draw:frame></text:span><text:span text:style-name="T3">gilt.</text:span></text:p>
      <text:p text:style-name="P25">Definition 2.6:<text:span text:style-name="T1"> Seien M, N Mengen.</text:span></text:p>
      <text:p text:style-name="P25"><text:span text:style-name="T1">(1) Die Vereinigung von M und N ist </text:span><text:span text:style-name="T1"><draw:frame draw:style-name="fr2" draw:name="Object63" text:anchor-type="as-char" svg:y="-0.377cm" svg:width="2cm" svg:height="1cm" draw:z-index="62"><draw:object xlink:href="./Object 63" xlink:type="simple" xlink:show="embed" xlink:actuate="onLoad"/><draw:image xlink:href="./ObjectReplacements/Object 63" xlink:type="simple" xlink:show="embed" xlink:actuate="onLoad"/></draw:frame></text:span></text:p>
      <text:p text:style-name="P25"><text:span text:style-name="T1">(2) Der Durchschnittt von M und N ist </text:span><text:span text:style-name="T1"><draw:frame draw:style-name="fr2" draw:name="Object64" text:anchor-type="as-char" svg:y="-0.377cm" svg:width="4.523cm" svg:height="0.485cm" draw:z-index="63"><draw:object xlink:href="./Object 64" xlink:type="simple" xlink:show="embed" xlink:actuate="onLoad"/><draw:image xlink:href="./ObjectReplacements/Object 64" xlink:type="simple" xlink:show="embed" xlink:actuate="onLoad"/></draw:frame></text:span></text:p>
      <text:p text:style-name="P25"><text:span text:style-name="T1">(3) Die Differenz von M und N ist </text:span><text:span text:style-name="T1"><draw:frame draw:style-name="fr2" draw:name="Object65" text:anchor-type="as-char" svg:y="-0.377cm" svg:width="4.475cm" svg:height="0.485cm" draw:z-index="64"><draw:object xlink:href="./Object 65" xlink:type="simple" xlink:show="embed" xlink:actuate="onLoad"/><draw:image xlink:href="./ObjectReplacements/Object 65" xlink:type="simple" xlink:show="embed" xlink:actuate="onLoad"/></draw:frame></text:span></text:p>
      <text:p text:style-name="P25"><text:span text:style-name="T1">Prosaerklärung: Die Vereinigung zweier Mengen ergibt eine Menge, die alle Elemente enthält die entweder in der einen oder der anderen enthalten sind. Der Durchschnitt dagegen enthält nur die Element die sowohl in der einen als auch der anderen enthalten sind. Die Differenz enthält alle Elemente die in der ersten aber nicht in der zweiten enthalten sind.</text:span></text:p>
      <text:p text:style-name="P25"><text:span text:style-name="T1">Ergibt der Durchschnitt zweier Mengen die leere Menge so heißen die beiden Mengen disjunkt.</text:span></text:p>
      <text:p text:style-name="P26"><text:span text:style-name="T1">Die Mengenoperationen Vereinigung und Durchschnitt lassen sich auch auf mehr als zwei Mengen erweitern. Sei I eine nichtleere Menge und sei für jedes </text:span><text:span text:style-name="T1"><draw:frame draw:style-name="fr2" draw:name="Object66" text:anchor-type="as-char" svg:y="-0.377cm" svg:width="0.847cm" svg:height="0.469cm" draw:z-index="65"><draw:object xlink:href="./Object 66" xlink:type="simple" xlink:show="embed" xlink:actuate="onLoad"/><draw:image xlink:href="./ObjectReplacements/Object 66" xlink:type="simple" xlink:show="embed" xlink:actuate="onLoad"/></draw:frame></text:span><text:span text:style-name="T1">eine Menge </text:span><text:span text:style-name="T1"><draw:frame draw:style-name="fr2" draw:name="Object67" text:anchor-type="as-char" svg:y="-0.377cm" svg:width="0.697cm" svg:height="0.533cm" draw:z-index="66"><draw:object xlink:href="./Object 67" xlink:type="simple" xlink:show="embed" xlink:actuate="onLoad"/><draw:image xlink:href="./ObjectReplacements/Object 67" xlink:type="simple" xlink:show="embed" xlink:actuate="onLoad"/></draw:frame></text:span><text:span text:style-name="T1">gegeben, dann sind</text:span></text:p>
      <text:p text:style-name="P27"><text:span text:style-name="T1"><draw:frame draw:style-name="fr2" draw:name="Object68" text:anchor-type="as-char" svg:y="-0.437cm" svg:width="10.179cm" svg:height="0.864cm" draw:z-index="67"><draw:object xlink:href="./Object 68" xlink:type="simple" xlink:show="embed" xlink:actuate="onLoad"/><draw:image xlink:href="./ObjectReplacements/Object 68" xlink:type="simple" xlink:show="embed" xlink:actuate="onLoad"/></draw:frame></text:span><text:span text:style-name="T1">.</text:span></text:p>
      <text:p text:style-name="P26">Satz 2.7:<text:span text:style-name="T1"> Für zwei Mengen M,N gelte </text:span><text:span text:style-name="T1"><draw:frame draw:style-name="fr2" draw:name="Object69" text:anchor-type="as-char" svg:y="-0.377cm" svg:width="1.298cm" svg:height="0.469cm" draw:z-index="68"><draw:object xlink:href="./Object 69" xlink:type="simple" xlink:show="embed" xlink:actuate="onLoad"/><draw:image xlink:href="./ObjectReplacements/Object 69" xlink:type="simple" xlink:show="embed" xlink:actuate="onLoad"/></draw:frame></text:span><text:span text:style-name="T1">. Dann gilt:</text:span></text:p>
      <text:p text:style-name="P26"><text:span text:style-name="T1"><draw:frame draw:style-name="fr2" draw:name="Object70" text:anchor-type="as-char" svg:y="-0.377cm" svg:width="4.124cm" svg:height="0.485cm" draw:z-index="69"><draw:object xlink:href="./Object 70" xlink:type="simple" xlink:show="embed" xlink:actuate="onLoad"/><draw:image xlink:href="./ObjectReplacements/Object 70" xlink:type="simple" xlink:show="embed" xlink:actuate="onLoad"/></draw:frame></text:span></text:p>
      <text:p text:style-name="P28"><text:span text:style-name="T1">Einerseits beweist man Implikation in die eine Richtung, andererseits in die andere Richtung. Angenommen, dass </text:span><text:span text:style-name="T1"><draw:frame draw:style-name="fr2" draw:name="Object71" text:anchor-type="as-char" svg:y="-0.377cm" svg:width="1.296cm" svg:height="0.467cm" draw:z-index="70"><draw:object xlink:href="./Object 71" xlink:type="simple" xlink:show="embed" xlink:actuate="onLoad"/><draw:image xlink:href="./ObjectReplacements/Object 71" xlink:type="simple" xlink:show="embed" xlink:actuate="onLoad"/></draw:frame></text:span><text:span text:style-name="T1">gilt, dann folgt aus 2.2, dass M ungleich N ist, somit besitzt N ein Element, das nicht in M enthalten ist, weshalb die Mengendifferenz diese Elemente nicht </text:span><text:soft-page-break/><text:span text:style-name="T1">eliminniert und das Ergebnis ungleich der leeren Menge ist. Umgekehrt bedeutet die Wahrheit der rechten Aussage, dass in N Elemente enthalten sind, welche nicht in M enthalten sind, weshalb die beiden nicht gleich sind, ebenso ist M Teilmenge von N, weshalb nach 2.2 M eine echte Teilmenge von N ist.</text:span></text:p>
      <text:p text:style-name="P28">Satz 2.8:<text:span text:style-name="T1"> Seien M, N, L Mengen, dann gelten folgende Aussagen:</text:span></text:p>
      <text:p text:style-name="P28"><text:span text:style-name="T1">(1) </text:span><text:span text:style-name="T1"><draw:frame draw:style-name="fr2" draw:name="Object72" text:anchor-type="as-char" svg:y="-0.377cm" svg:width="4.941cm" svg:height="0.483cm" draw:z-index="71"><draw:object xlink:href="./Object 72" xlink:type="simple" xlink:show="embed" xlink:actuate="onLoad"/><draw:image xlink:href="./ObjectReplacements/Object 72" xlink:type="simple" xlink:show="embed" xlink:actuate="onLoad"/></draw:frame></text:span></text:p>
      <text:p text:style-name="P28"><text:span text:style-name="T1">(2) </text:span><text:span text:style-name="T1"><draw:frame draw:style-name="fr2" draw:name="Object73" text:anchor-type="as-char" svg:y="-0.377cm" svg:width="6.033cm" svg:height="0.467cm" draw:z-index="72"><draw:object xlink:href="./Object 73" xlink:type="simple" xlink:show="embed" xlink:actuate="onLoad"/><draw:image xlink:href="./ObjectReplacements/Object 73" xlink:type="simple" xlink:show="embed" xlink:actuate="onLoad"/></draw:frame></text:span><text:span text:style-name="T1">(Kommutativgesetze)</text:span></text:p>
      <text:p text:style-name="P28"><text:span text:style-name="T1">(3) </text:span><text:span text:style-name="T1"><draw:frame draw:style-name="fr2" draw:name="Object74" text:anchor-type="as-char" svg:y="-0.377cm" svg:width="4.517cm" svg:height="0.483cm" draw:z-index="73"><draw:object xlink:href="./Object 74" xlink:type="simple" xlink:show="embed" xlink:actuate="onLoad"/><draw:image xlink:href="./ObjectReplacements/Object 74" xlink:type="simple" xlink:show="embed" xlink:actuate="onLoad"/></draw:frame></text:span><text:span text:style-name="T1"> und</text:span></text:p>
      <text:p text:style-name="P28"><text:span text:style-name="T1"><draw:frame draw:style-name="fr2" draw:name="Object75" text:anchor-type="as-char" svg:y="-0.377cm" svg:width="4.517cm" svg:height="0.483cm" draw:z-index="74"><draw:object xlink:href="./Object 75" xlink:type="simple" xlink:show="embed" xlink:actuate="onLoad"/><draw:image xlink:href="./ObjectReplacements/Object 75" xlink:type="simple" xlink:show="embed" xlink:actuate="onLoad"/></draw:frame></text:span><text:span text:style-name="T1">(Assoziativgesetz)</text:span></text:p>
      <text:p text:style-name="P28"><text:span text:style-name="T1">(4) </text:span><text:span text:style-name="T1"><draw:frame draw:style-name="fr2" draw:name="Object76" text:anchor-type="as-char" svg:y="-0.377cm" svg:width="5.572cm" svg:height="0.483cm" draw:z-index="75"><draw:object xlink:href="./Object 76" xlink:type="simple" xlink:show="embed" xlink:actuate="onLoad"/><draw:image xlink:href="./ObjectReplacements/Object 76" xlink:type="simple" xlink:show="embed" xlink:actuate="onLoad"/></draw:frame></text:span><text:span text:style-name="T1"> und</text:span></text:p>
      <text:p text:style-name="P28"><text:span text:style-name="T1"><draw:frame draw:style-name="fr2" draw:name="Object77" text:anchor-type="as-char" svg:y="-0.377cm" svg:width="5.572cm" svg:height="0.483cm" draw:z-index="76"><draw:object xlink:href="./Object 77" xlink:type="simple" xlink:show="embed" xlink:actuate="onLoad"/><draw:image xlink:href="./ObjectReplacements/Object 77" xlink:type="simple" xlink:show="embed" xlink:actuate="onLoad"/></draw:frame></text:span><text:span text:style-name="T1">(Distributivgesetz)</text:span></text:p>
      <text:p text:style-name="P28"><text:span text:style-name="T1">(5) </text:span><text:span text:style-name="T1"><draw:frame draw:style-name="fr2" draw:name="Object78" text:anchor-type="as-char" svg:y="-0.377cm" svg:width="2cm" svg:height="0.467cm" draw:z-index="77"><draw:object xlink:href="./Object 78" xlink:type="simple" xlink:show="embed" xlink:actuate="onLoad"/><draw:image xlink:href="./ObjectReplacements/Object 78" xlink:type="simple" xlink:show="embed" xlink:actuate="onLoad"/></draw:frame></text:span></text:p>
      <text:p text:style-name="P28"><text:span text:style-name="T1">(6) </text:span><text:span text:style-name="T1"><draw:frame draw:style-name="fr2" draw:name="Object79" text:anchor-type="as-char" svg:y="-0.377cm" svg:width="5.433cm" svg:height="0.483cm" draw:z-index="78"><draw:object xlink:href="./Object 79" xlink:type="simple" xlink:show="embed" xlink:actuate="onLoad"/><draw:image xlink:href="./ObjectReplacements/Object 79" xlink:type="simple" xlink:show="embed" xlink:actuate="onLoad"/></draw:frame></text:span><text:span text:style-name="T1"> und</text:span></text:p>
      <text:p text:style-name="P28"><text:span text:style-name="T1"><draw:frame draw:style-name="fr2" draw:name="Object80" text:anchor-type="as-char" svg:y="-0.377cm" svg:width="5.433cm" svg:height="0.483cm" draw:z-index="79"><draw:object xlink:href="./Object 80" xlink:type="simple" xlink:show="embed" xlink:actuate="onLoad"/><draw:image xlink:href="./ObjectReplacements/Object 80" xlink:type="simple" xlink:show="embed" xlink:actuate="onLoad"/></draw:frame></text:span></text:p>
      <text:p text:style-name="P28">Definition 2.9</text:p>
      <text:p text:style-name="P28"><text:span text:style-name="T1">(1) Die Mächtigkeit oder Kardinalität von M, bezeichnet mit </text:span><text:span text:style-name="T1"><draw:frame draw:style-name="fr2" draw:name="Object81" text:anchor-type="as-char" svg:y="-0.377cm" svg:width="0.85cm" svg:height="0.471cm" draw:z-index="80"><draw:object xlink:href="./Object 81" xlink:type="simple" xlink:show="embed" xlink:actuate="onLoad"/><draw:image xlink:href="./ObjectReplacements/Object 81" xlink:type="simple" xlink:show="embed" xlink:actuate="onLoad"/></draw:frame></text:span><text:span text:style-name="T1">, ist die Anzahl der Elemente von M.</text:span></text:p>
      <text:p text:style-name="P28"><text:span text:style-name="T1">(2) Die Potenzmenge von M, bezeichnet mit P(M), ist die Menge aller Teilmengen von M, d.h. </text:span><text:span text:style-name="T1"><draw:frame draw:style-name="fr2" draw:name="Object82" text:anchor-type="as-char" svg:y="-0.377cm" svg:width="3.471cm" svg:height="0.483cm" draw:z-index="81"><draw:object xlink:href="./Object 82" xlink:type="simple" xlink:show="embed" xlink:actuate="onLoad"/><draw:image xlink:href="./ObjectReplacements/Object 82" xlink:type="simple" xlink:show="embed" xlink:actuate="onLoad"/></draw:frame></text:span></text:p>
      <text:h text:style-name="P42" text:outline-level="2">2.2 Abbildungen</text:h>
      <text:p text:style-name="P30">Definition 2.10:<text:span text:style-name="T1"> Seien X, Y nicht leere Mengen.</text:span></text:p>
      <text:p text:style-name="P30"><text:span text:style-name="T1">(1) Eine Abbildung von X nach Y ist eine Vorschrift, die jedem </text:span><text:span text:style-name="T1"><draw:frame draw:style-name="fr2" draw:name="Object83" text:anchor-type="as-char" svg:y="-0.377cm" svg:width="1.078cm" svg:height="0.467cm" draw:z-index="82"><draw:object xlink:href="./Object 83" xlink:type="simple" xlink:show="embed" xlink:actuate="onLoad"/><draw:image xlink:href="./ObjectReplacements/Object 83" xlink:type="simple" xlink:show="embed" xlink:actuate="onLoad"/></draw:frame></text:span><text:span text:style-name="T1">genau ein </text:span><text:span text:style-name="T1"><draw:frame draw:style-name="fr2" draw:name="Object84" text:anchor-type="as-char" svg:y="-0.377cm" svg:width="2.2cm" svg:height="0.483cm" draw:z-index="83"><draw:object xlink:href="./Object 84" xlink:type="simple" xlink:show="embed" xlink:actuate="onLoad"/><draw:image xlink:href="./ObjectReplacements/Object 84" xlink:type="simple" xlink:show="embed" xlink:actuate="onLoad"/></draw:frame></text:span><text:span text:style-name="T1">zuordnet. Wir schreiben</text:span></text:p>
      <text:p text:style-name="P31"><text:span text:style-name="T1"><draw:frame draw:style-name="fr2" draw:name="Object85" text:anchor-type="as-char" svg:y="-0.377cm" svg:width="3.778cm" svg:height="0.483cm" draw:z-index="84"><draw:object xlink:href="./Object 85" xlink:type="simple" xlink:show="embed" xlink:actuate="onLoad"/><draw:image xlink:href="./ObjectReplacements/Object 85" xlink:type="simple" xlink:show="embed" xlink:actuate="onLoad"/></draw:frame></text:span><text:span text:style-name="T1">.</text:span></text:p>
      <text:p text:style-name="P32"><text:span text:style-name="T1">Die Abbildungsvorschrift </text:span><text:span text:style-name="T1"><draw:frame draw:style-name="fr2" draw:name="Object86" text:anchor-type="as-char" svg:y="-0.377cm" svg:width="2.2cm" svg:height="0.485cm" draw:z-index="85"><draw:object xlink:href="./Object 86" xlink:type="simple" xlink:show="embed" xlink:actuate="onLoad"/><draw:image xlink:href="./ObjectReplacements/Object 86" xlink:type="simple" xlink:show="embed" xlink:actuate="onLoad"/></draw:frame></text:span><text:span text:style-name="T1">shcreiben wir auch kurz </text:span><text:span text:style-name="T1"><draw:frame draw:style-name="fr2" draw:name="Object87" text:anchor-type="as-char" svg:y="-0.377cm" svg:width="1.588cm" svg:height="0.483cm" draw:z-index="86"><draw:object xlink:href="./Object 87" xlink:type="simple" xlink:show="embed" xlink:actuate="onLoad"/><draw:image xlink:href="./ObjectReplacements/Object 87" xlink:type="simple" xlink:show="embed" xlink:actuate="onLoad"/></draw:frame></text:span><text:span text:style-name="T1">. Die Mengen X und Y heißen Definitions- und Wertebereich von f.</text:span></text:p>
      <text:p text:style-name="P32"><text:span text:style-name="T1">(2) Zwei Abbildungen </text:span><text:span text:style-name="T1"><draw:frame draw:style-name="fr2" draw:name="Object88" text:anchor-type="as-char" svg:y="-0.377cm" svg:width="1.593cm" svg:height="0.469cm" draw:z-index="87"><draw:object xlink:href="./Object 88" xlink:type="simple" xlink:show="embed" xlink:actuate="onLoad"/><draw:image xlink:href="./ObjectReplacements/Object 88" xlink:type="simple" xlink:show="embed" xlink:actuate="onLoad"/></draw:frame></text:span><text:span text:style-name="T1">und </text:span><text:span text:style-name="T1"><draw:frame draw:style-name="fr2" draw:name="Object89" text:anchor-type="as-char" svg:y="-0.377cm" svg:width="1.63cm" svg:height="0.469cm" draw:z-index="88"><draw:object xlink:href="./Object 89" xlink:type="simple" xlink:show="embed" xlink:actuate="onLoad"/><draw:image xlink:href="./ObjectReplacements/Object 89" xlink:type="simple" xlink:show="embed" xlink:actuate="onLoad"/></draw:frame></text:span><text:span text:style-name="T1"> heißen gleich oder identisch geschrieben </text:span><text:span text:style-name="T1"><draw:frame draw:style-name="fr2" draw:name="Object90" text:anchor-type="as-char" svg:y="-0.377cm" svg:width="0.998cm" svg:height="0.469cm" draw:z-index="89"><draw:object xlink:href="./Object 90" xlink:type="simple" xlink:show="embed" xlink:actuate="onLoad"/><draw:image xlink:href="./ObjectReplacements/Object 90" xlink:type="simple" xlink:show="embed" xlink:actuate="onLoad"/></draw:frame></text:span><text:span text:style-name="T1">, wenn </text:span><text:span text:style-name="T1"><draw:frame draw:style-name="fr2" draw:name="Object91" text:anchor-type="as-char" svg:y="-0.377cm" svg:width="3.692cm" svg:height="0.483cm" draw:z-index="90"><draw:object xlink:href="./Object 91" xlink:type="simple" xlink:show="embed" xlink:actuate="onLoad"/><draw:image xlink:href="./ObjectReplacements/Object 91" xlink:type="simple" xlink:show="embed" xlink:actuate="onLoad"/></draw:frame></text:span><text:span text:style-name="T1">gilt.</text:span></text:p>
      <text:p text:style-name="P33">Definition 2.12:<text:span text:style-name="T1"> Seien X, Y nicht leere Mengen:</text:span></text:p>
      <text:p text:style-name="P33"><text:span text:style-name="T1">(1) Die Abbildung </text:span><text:span text:style-name="T4"><draw:frame draw:style-name="fr2" draw:name="Object92" text:anchor-type="as-char" svg:y="-0.377cm" svg:width="2.977cm" svg:height="0.531cm" draw:z-index="91"><draw:object xlink:href="./Object 92" xlink:type="simple" xlink:show="embed" xlink:actuate="onLoad"/><draw:image xlink:href="./ObjectReplacements/Object 92" xlink:type="simple" xlink:show="embed" xlink:actuate="onLoad"/></draw:frame></text:span><text:span text:style-name="T4">, </text:span><text:span text:style-name="T7">heißt die Identität auf X.</text:span></text:p>
      <text:p text:style-name="P33"><text:span text:style-name="T7">(2) Sei </text:span><text:span text:style-name="T7"><draw:frame draw:style-name="fr2" draw:name="Object93" text:anchor-type="as-char" svg:y="-0.377cm" svg:width="1.588cm" svg:height="0.467cm" draw:z-index="92"><draw:object xlink:href="./Object 93" xlink:type="simple" xlink:show="embed" xlink:actuate="onLoad"/><draw:image xlink:href="./ObjectReplacements/Object 93" xlink:type="simple" xlink:show="embed" xlink:actuate="onLoad"/></draw:frame></text:span><text:span text:style-name="T7">eine Abbildung und seien </text:span><text:span text:style-name="T7"><draw:frame draw:style-name="fr2" draw:name="Object94" text:anchor-type="as-char" svg:y="-0.377cm" svg:width="2.99cm" svg:height="0.467cm" draw:z-index="93"><draw:object xlink:href="./Object 94" xlink:type="simple" xlink:show="embed" xlink:actuate="onLoad"/><draw:image xlink:href="./ObjectReplacements/Object 94" xlink:type="simple" xlink:show="embed" xlink:actuate="onLoad"/></draw:frame></text:span><text:span text:style-name="T7">. Dann heißen</text:span></text:p>
      <text:p text:style-name="P34"><text:span text:style-name="T7"><draw:frame draw:style-name="fr2" draw:name="Object95" text:anchor-type="as-char" svg:y="-0.377cm" svg:width="4.267cm" svg:height="0.483cm" draw:z-index="94"><draw:object xlink:href="./Object 95" xlink:type="simple" xlink:show="embed" xlink:actuate="onLoad"/><draw:image xlink:href="./ObjectReplacements/Object 95" xlink:type="simple" xlink:show="embed" xlink:actuate="onLoad"/></draw:frame></text:span><text:span text:style-name="T7"> das Bild von M unter f,</text:span></text:p>
      <text:p text:style-name="P34"><text:span text:style-name="T7"><draw:frame draw:style-name="fr2" draw:name="Object96" text:anchor-type="as-char" svg:y="-0.437cm" svg:width="4.491cm" svg:height="0.543cm" draw:z-index="95"><draw:object xlink:href="./Object 96" xlink:type="simple" xlink:show="embed" xlink:actuate="onLoad"/><draw:image xlink:href="./ObjectReplacements/Object 96" xlink:type="simple" xlink:show="embed" xlink:actuate="onLoad"/></draw:frame></text:span><text:span text:style-name="T7">das Urbild von N unter f.</text:span></text:p>
      <text:p text:style-name="P33"><text:span text:style-name="T7">(3) Ist </text:span><text:span text:style-name="T7"><draw:frame draw:style-name="fr2" draw:name="Object97" text:anchor-type="as-char" svg:y="-0.377cm" svg:width="3.17cm" svg:height="0.485cm" draw:z-index="96"><draw:object xlink:href="./Object 97" xlink:type="simple" xlink:show="embed" xlink:actuate="onLoad"/><draw:image xlink:href="./ObjectReplacements/Object 97" xlink:type="simple" xlink:show="embed" xlink:actuate="onLoad"/></draw:frame></text:span><text:span text:style-name="T7">, eine Abbildung und </text:span><text:span text:style-name="T7"><draw:frame draw:style-name="fr2" draw:name="Object98" text:anchor-type="as-char" svg:y="-0.377cm" svg:width="1.97cm" svg:height="0.469cm" draw:z-index="97"><draw:object xlink:href="./Object 98" xlink:type="simple" xlink:show="embed" xlink:actuate="onLoad"/><draw:image xlink:href="./ObjectReplacements/Object 98" xlink:type="simple" xlink:show="embed" xlink:actuate="onLoad"/></draw:frame></text:span><text:span text:style-name="T7">, dann heißt </text:span><text:span text:style-name="T7"><draw:frame draw:style-name="fr2" draw:name="Object99" text:anchor-type="as-char" svg:y="-0.377cm" svg:width="3.591cm" svg:height="0.531cm" draw:z-index="98"><draw:object xlink:href="./Object 99" xlink:type="simple" xlink:show="embed" xlink:actuate="onLoad"/><draw:image xlink:href="./ObjectReplacements/Object 99" xlink:type="simple" xlink:show="embed" xlink:actuate="onLoad"/></draw:frame></text:span><text:span text:style-name="T7">, die Einschränkung von f auf M.</text:span></text:p>
      <text:p text:style-name="P33"><text:span text:style-name="T7">Prosa: Die erste Definition ist einfach erklärt, es gibt für jede Menge eine Abbildung, deren Werte- und Definitionsbereich identisch sind, jedes Element in sich selbst abbildet (x=f(x)). Die zweite Definition sagt, dass wenn man eine Teilmenge des Definitionsbereichs einer Abbildung nimmt, und die Menge betrachtet, die sich ergibt in dem jedes Element der ursprünglichen Teilmenge abgebildet wird, so ist diese eine Teilmenge des Wertebereichs und wird als das Bild der ursprünglichen Teilmenge M unter f bezeichnet. Umgekehrt kann man eine Teilmenge N des Wertebereichs der Abbildung betrachten und jedes ihrer Elemente umkehren. Die daraus resultierende Menge ist eine Teilmenge des Definitionsbereichs und wird das Urbild von N unter f genannt. Die letzte Definition </text:span><text:span text:style-name="T9">sagt, dass man eine Abbildung einschränken kann, bzw. das deren Einschränkung erfolgt in dem ihr Defintionsbereich durch eine seiner Teilmengen substituiert wird.</text:span></text:p>
      <text:p text:style-name="P35"><text:span text:style-name="T10">Definition 2.14:</text:span><text:span text:style-name="T7"> Seien X, Y nicht leere Mengen. Eine Abbildung </text:span><text:span text:style-name="T7"><draw:frame draw:style-name="fr2" draw:name="Object100" text:anchor-type="as-char" svg:y="-0.377cm" svg:width="1.588cm" svg:height="0.467cm" draw:z-index="99"><draw:object xlink:href="./Object 100" xlink:type="simple" xlink:show="embed" xlink:actuate="onLoad"/><draw:image xlink:href="./ObjectReplacements/Object 100" xlink:type="simple" xlink:show="embed" xlink:actuate="onLoad"/></draw:frame></text:span><text:span text:style-name="T7"> heißt</text:span></text:p>
      <text:p text:style-name="P35"><text:span text:style-name="T7">(1) injektiv, wenn für alle </text:span><text:span text:style-name="T7"><draw:frame draw:style-name="fr2" draw:name="Object101" text:anchor-type="as-char" svg:y="-0.377cm" svg:width="1.672cm" svg:height="0.533cm" draw:z-index="100"><draw:object xlink:href="./Object 101" xlink:type="simple" xlink:show="embed" xlink:actuate="onLoad"/><draw:image xlink:href="./ObjectReplacements/Object 101" xlink:type="simple" xlink:show="embed" xlink:actuate="onLoad"/></draw:frame></text:span><text:span text:style-name="T7">aus </text:span><text:span text:style-name="T7"><draw:frame draw:style-name="fr2" draw:name="Object102" text:anchor-type="as-char" svg:y="-0.377cm" svg:width="2.36cm" svg:height="0.531cm" draw:z-index="101"><draw:object xlink:href="./Object 102" xlink:type="simple" xlink:show="embed" xlink:actuate="onLoad"/><draw:image xlink:href="./ObjectReplacements/Object 102" xlink:type="simple" xlink:show="embed" xlink:actuate="onLoad"/></draw:frame></text:span><text:span text:style-name="T7">folgt, dass </text:span><text:span text:style-name="T7"><draw:frame draw:style-name="fr2" draw:name="Object103" text:anchor-type="as-char" svg:y="-0.377cm" svg:width="1.272cm" svg:height="0.531cm" draw:z-index="102"><draw:object xlink:href="./Object 103" xlink:type="simple" xlink:show="embed" xlink:actuate="onLoad"/><draw:image xlink:href="./ObjectReplacements/Object 103" xlink:type="simple" xlink:show="embed" xlink:actuate="onLoad"/></draw:frame></text:span><text:span text:style-name="T7">ist.</text:span></text:p>
      <text:p text:style-name="P35"><text:span text:style-name="T7">(2) surjektiv, wen </text:span><text:span text:style-name="T7"><draw:frame draw:style-name="fr2" draw:name="Object104" text:anchor-type="as-char" svg:y="-0.377cm" svg:width="2.184cm" svg:height="0.483cm" draw:z-index="103"><draw:object xlink:href="./Object 104" xlink:type="simple" xlink:show="embed" xlink:actuate="onLoad"/><draw:image xlink:href="./ObjectReplacements/Object 104" xlink:type="simple" xlink:show="embed" xlink:actuate="onLoad"/></draw:frame></text:span></text:p>
      <text:p text:style-name="P35"><text:span text:style-name="T7">(3) bijektiv, wenn f injektiv und surjektiv ist</text:span></text:p>
      <text:p text:style-name="P35"><text:span text:style-name="T7">Prosa: Die erste Definition fordert, dass wenn zwei Elemente abgebildet werden und die Ergebnisse übereinstimmen, die Gleichheit der beiden ursprünglichen Elemente gegeben ist. Multiplikation mit einer Konstanten ist ein Beispiel dafür, x^2 kann ein negativ Beispiel sein, wenn auch die negativen Zahlen im Definitionsbereich enthalten sind. Injektiv bedeutet, dass jedes Element aus dem Wertebereich durch genau ein Element aus dem Definitionsbereich erreicht wird. Surjektiv </text:span><text:soft-page-break/><text:span text:style-name="T7">bedeutet, dass durch die Abbildung jedes Elements im Definitionsbereich, jedes Element im Wertebereich erhalten wird. Bijektivität beschreibt die Vereinigung beider Eigenschaften.</text:span></text:p>
      <text:p text:style-name="P35"><text:span text:style-name="T10">Satz 2.16:</text:span><text:span text:style-name="T7"> Eine Abbildung </text:span><text:span text:style-name="T7"><draw:frame draw:style-name="fr2" draw:name="Object105" text:anchor-type="as-char" svg:y="-0.377cm" svg:width="1.621cm" svg:height="0.469cm" draw:z-index="104"><draw:object xlink:href="./Object 105" xlink:type="simple" xlink:show="embed" xlink:actuate="onLoad"/><draw:image xlink:href="./ObjectReplacements/Object 105" xlink:type="simple" xlink:show="embed" xlink:actuate="onLoad"/></draw:frame></text:span><text:span text:style-name="T7"> ist genau dann bijektiv, wenn es für jedes </text:span><text:span text:style-name="T7"><draw:frame draw:style-name="fr2" draw:name="Object106" text:anchor-type="as-char" svg:y="-0.377cm" svg:width="1.08cm" svg:height="0.469cm" draw:z-index="105"><draw:object xlink:href="./Object 106" xlink:type="simple" xlink:show="embed" xlink:actuate="onLoad"/><draw:image xlink:href="./ObjectReplacements/Object 106" xlink:type="simple" xlink:show="embed" xlink:actuate="onLoad"/></draw:frame></text:span><text:span text:style-name="T7">genau ein </text:span><text:span text:style-name="T7"><draw:frame draw:style-name="fr2" draw:name="Object107" text:anchor-type="as-char" svg:y="-0.377cm" svg:width="1.08cm" svg:height="0.469cm" draw:z-index="106"><draw:object xlink:href="./Object 107" xlink:type="simple" xlink:show="embed" xlink:actuate="onLoad"/><draw:image xlink:href="./ObjectReplacements/Object 107" xlink:type="simple" xlink:show="embed" xlink:actuate="onLoad"/></draw:frame></text:span><text:span text:style-name="T7">mit </text:span><text:span text:style-name="T7"><draw:frame draw:style-name="fr2" draw:name="Object108" text:anchor-type="as-char" svg:y="-0.377cm" svg:width="1.589cm" svg:height="0.485cm" draw:z-index="107"><draw:object xlink:href="./Object 108" xlink:type="simple" xlink:show="embed" xlink:actuate="onLoad"/><draw:image xlink:href="./ObjectReplacements/Object 108" xlink:type="simple" xlink:show="embed" xlink:actuate="onLoad"/></draw:frame></text:span><text:span text:style-name="T7">gibt.</text:span></text:p>
      <text:p text:style-name="P36"><text:span text:style-name="T7">Es muss wieder die Implikation in zwei Richtungen bewiesen werden, also einerseits dass angenommen die Abbildung ist bijektiv die zweite Folgerung und umgekehrt gilt.</text:span></text:p>
      <text:p text:style-name="P36"><text:span text:style-name="T7">Angenommen die Abildung sei bijektiv, dann muss auf Grund der Surjektivität für jedes y in Y ein x in X geben, das durch die Abbildung erreicht werden, ebenso muss in dem Fall, dass ein zweites x_2 gibt, das auf y führt, x=x_2 auf Grund der injektivität gelten, weshalb </text:span><text:span text:style-name="T4">genau</text:span><text:span text:style-name="T7"> ein x mit f(x)=y gibt.</text:span></text:p>
      <text:p text:style-name="P36"><text:span text:style-name="T7">Gilt die Annahme umgekehrt, dass fü jedes y in Y </text:span><text:span text:style-name="T4">genau</text:span><text:span text:style-name="T7"> ein x in X mit f(x) = y gibt, dann ist die Abbildung surjektiv, da für jedes y in Y ein x in X existiert. Des weiteren muss die Abbildung injektiv sein, da es für jedes y in Y </text:span><text:span text:style-name="T5">genau</text:span><text:span text:style-name="T7"> ein x in X gibt, somit muss aus f(x_2)=y; x=x_2 folgen.</text:span></text:p>
      <text:p text:style-name="P37">Lemma 2.17:<text:span text:style-name="T1"> Sind m,N Mengen mit </text:span><text:span text:style-name="T1"><draw:frame draw:style-name="fr2" draw:name="Object109" text:anchor-type="as-char" svg:y="-0.377cm" svg:width="2.933cm" svg:height="0.471cm" draw:z-index="108"><draw:object xlink:href="./Object 109" xlink:type="simple" xlink:show="embed" xlink:actuate="onLoad"/><draw:image xlink:href="./ObjectReplacements/Object 109" xlink:type="simple" xlink:show="embed" xlink:actuate="onLoad"/></draw:frame></text:span><text:span text:style-name="T1">, so gibt es genau </text:span><text:span text:style-name="T1"><draw:frame draw:style-name="fr2" draw:name="Object110" text:anchor-type="as-char" svg:y="-0.377cm" svg:width="2.494cm" svg:height="0.467cm" draw:z-index="109"><draw:object xlink:href="./Object 110" xlink:type="simple" xlink:show="embed" xlink:actuate="onLoad"/><draw:image xlink:href="./ObjectReplacements/Object 110" xlink:type="simple" xlink:show="embed" xlink:actuate="onLoad"/></draw:frame></text:span><text:span text:style-name="T1">paarweise verschiedene bijektive Abbildungen zwischen M und N.</text:span></text:p>
      <text:p text:style-name="P39">Definition 2.18:<text:span text:style-name="T1"> Seien </text:span><text:span text:style-name="T1"><draw:frame draw:style-name="fr2" draw:name="Object111" text:anchor-type="as-char" svg:y="-0.377cm" svg:width="3.17cm" svg:height="0.485cm" draw:z-index="110"><draw:object xlink:href="./Object 111" xlink:type="simple" xlink:show="embed" xlink:actuate="onLoad"/><draw:image xlink:href="./ObjectReplacements/Object 111" xlink:type="simple" xlink:show="embed" xlink:actuate="onLoad"/></draw:frame></text:span><text:span text:style-name="T1">, und </text:span><text:span text:style-name="T1"><draw:frame draw:style-name="fr2" draw:name="Object112" text:anchor-type="as-char" svg:y="-0.377cm" svg:width="3.253cm" svg:height="0.483cm" draw:z-index="111"><draw:object xlink:href="./Object 112" xlink:type="simple" xlink:show="embed" xlink:actuate="onLoad"/><draw:image xlink:href="./ObjectReplacements/Object 112" xlink:type="simple" xlink:show="embed" xlink:actuate="onLoad"/></draw:frame></text:span><text:span text:style-name="T1">, Abbildung. Dann ist die Komposition oder Hintereinanderausführung von f und g die Abbildungen</text:span></text:p>
      <text:p text:style-name="P38"><text:span text:style-name="T1"><draw:frame draw:style-name="fr2" draw:name="Object113" text:anchor-type="as-char" svg:y="-0.377cm" svg:width="4.21cm" svg:height="0.483cm" draw:z-index="112"><draw:object xlink:href="./Object 113" xlink:type="simple" xlink:show="embed" xlink:actuate="onLoad"/><draw:image xlink:href="./ObjectReplacements/Object 113" xlink:type="simple" xlink:show="embed" xlink:actuate="onLoad"/></draw:frame></text:span><text:span text:style-name="T1">.</text:span></text:p>
      <text:p text:style-name="P39"><text:span text:style-name="T1">Man sieht leicht: </text:span><text:span text:style-name="T1"><draw:frame draw:style-name="fr2" draw:name="Object114" text:anchor-type="as-char" svg:y="-0.377cm" svg:width="3.184cm" svg:height="0.531cm" draw:z-index="113"><draw:object xlink:href="./Object 114" xlink:type="simple" xlink:show="embed" xlink:actuate="onLoad"/><draw:image xlink:href="./ObjectReplacements/Object 114" xlink:type="simple" xlink:show="embed" xlink:actuate="onLoad"/></draw:frame></text:span><text:span text:style-name="T1">für jede Abbildung</text:span><text:span text:style-name="T1"><draw:frame draw:style-name="fr2" draw:name="Object115" text:anchor-type="as-char" svg:y="-0.377cm" svg:width="1.588cm" svg:height="0.467cm" draw:z-index="114"><draw:object xlink:href="./Object 115" xlink:type="simple" xlink:show="embed" xlink:actuate="onLoad"/><draw:image xlink:href="./ObjectReplacements/Object 115" xlink:type="simple" xlink:show="embed" xlink:actuate="onLoad"/></draw:frame></text:span><text:span text:style-name="T1">gilt.</text:span></text:p>
      <text:p text:style-name="P39">Satz 2.19:<text:span text:style-name="T1"> Seien </text:span><text:span text:style-name="T1"><draw:frame draw:style-name="fr2" draw:name="Object116" text:anchor-type="as-char" svg:y="-0.377cm" svg:width="4.872cm" svg:height="0.467cm" draw:z-index="115"><draw:object xlink:href="./Object 116" xlink:type="simple" xlink:show="embed" xlink:actuate="onLoad"/><draw:image xlink:href="./ObjectReplacements/Object 116" xlink:type="simple" xlink:show="embed" xlink:actuate="onLoad"/></draw:frame></text:span><text:span text:style-name="T1">Abbildung, dann gilt:</text:span></text:p>
      <text:p text:style-name="P39"><text:span text:style-name="T1">(1) </text:span><text:span text:style-name="T1"><draw:frame draw:style-name="fr2" draw:name="Object117" text:anchor-type="as-char" svg:y="-0.377cm" svg:width="3.466cm" svg:height="0.483cm" draw:z-index="116"><draw:object xlink:href="./Object 117" xlink:type="simple" xlink:show="embed" xlink:actuate="onLoad"/><draw:image xlink:href="./ObjectReplacements/Object 117" xlink:type="simple" xlink:show="embed" xlink:actuate="onLoad"/></draw:frame></text:span><text:span text:style-name="T1">, d.h. die Komposition ist assoziativ.</text:span></text:p>
      <text:p text:style-name="P39"><text:span text:style-name="T1">(2) Sind f und g beide injektiv/surjektiv/bijektiv, so ist die Komposition der beiden injektiv/surjektiv/bijektiv.</text:span></text:p>
      <text:p text:style-name="P39">Satz 2.20:<text:span text:style-name="T1"> Eine Abbildung </text:span><text:span text:style-name="T1"><draw:frame draw:style-name="fr2" draw:name="Object118" text:anchor-type="as-char" svg:y="-0.377cm" svg:width="1.593cm" svg:height="0.469cm" draw:z-index="117"><draw:object xlink:href="./Object 118" xlink:type="simple" xlink:show="embed" xlink:actuate="onLoad"/><draw:image xlink:href="./ObjectReplacements/Object 118" xlink:type="simple" xlink:show="embed" xlink:actuate="onLoad"/></draw:frame></text:span><text:span text:style-name="T1">ist genau dann bijektiv, wenn es eine Abbildung </text:span><text:span text:style-name="T1"><draw:frame draw:style-name="fr2" draw:name="Object119" text:anchor-type="as-char" svg:y="-0.377cm" svg:width="1.626cm" svg:height="0.467cm" draw:z-index="118"><draw:object xlink:href="./Object 119" xlink:type="simple" xlink:show="embed" xlink:actuate="onLoad"/><draw:image xlink:href="./ObjectReplacements/Object 119" xlink:type="simple" xlink:show="embed" xlink:actuate="onLoad"/></draw:frame></text:span><text:span text:style-name="T1">gibt mit</text:span></text:p>
      <text:p text:style-name="P38"><text:span text:style-name="T1"><draw:frame draw:style-name="fr2" draw:name="Object120" text:anchor-type="as-char" svg:y="-0.377cm" svg:width="4.623cm" svg:height="0.531cm" draw:z-index="119"><draw:object xlink:href="./Object 120" xlink:type="simple" xlink:show="embed" xlink:actuate="onLoad"/><draw:image xlink:href="./ObjectReplacements/Object 120" xlink:type="simple" xlink:show="embed" xlink:actuate="onLoad"/></draw:frame></text:span><text:span text:style-name="T1">.</text:span></text:p>
      <text:p text:style-name="P40"><text:span text:style-name="T1">Beweis: → Ist f bijektiv, so gibt es nach Satz 2.16 für jedes y in Y genau ein x=x_y in X mit f(x_y)=y. Wir definieren die Abbildung g durch</text:span></text:p>
      <text:p text:style-name="P40"><text:span text:style-name="T1"><draw:frame draw:style-name="fr2" draw:name="Object121" text:anchor-type="as-char" svg:y="-0.377cm" svg:width="3.408cm" svg:height="0.531cm" draw:z-index="120"><draw:object xlink:href="./Object 121" xlink:type="simple" xlink:show="embed" xlink:actuate="onLoad"/><draw:image xlink:href="./ObjectReplacements/Object 121" xlink:type="simple" xlink:show="embed" xlink:actuate="onLoad"/></draw:frame></text:span><text:span text:style-name="T1">.</text:span></text:p>
      <text:p text:style-name="P40"><text:span text:style-name="T1">Sei nun ein </text:span><text:span text:style-name="T1"><draw:frame draw:style-name="fr2" draw:name="Object122" text:anchor-type="as-char" svg:y="-0.377cm" svg:width="1.122cm" svg:height="0.467cm" draw:z-index="121"><draw:object xlink:href="./Object 122" xlink:type="simple" xlink:show="embed" xlink:actuate="onLoad"/><draw:image xlink:href="./ObjectReplacements/Object 122" xlink:type="simple" xlink:show="embed" xlink:actuate="onLoad"/></draw:frame></text:span><text:span text:style-name="T1">gegeben, dann gilt</text:span></text:p>
      <text:p text:style-name="P40"><text:span text:style-name="T1"><draw:frame draw:style-name="fr2" draw:name="Object123" text:anchor-type="as-char" svg:y="-0.377cm" svg:width="5.53cm" svg:height="0.531cm" draw:z-index="122"><draw:object xlink:href="./Object 123" xlink:type="simple" xlink:show="embed" xlink:actuate="onLoad"/><draw:image xlink:href="./ObjectReplacements/Object 123" xlink:type="simple" xlink:show="embed" xlink:actuate="onLoad"/></draw:frame></text:span><text:span text:style-name="T1">, also </text:span><text:span text:style-name="T1"><draw:frame draw:style-name="fr2" draw:name="Object124" text:anchor-type="as-char" svg:y="-0.377cm" svg:width="1.82cm" svg:height="0.531cm" draw:z-index="123"><draw:object xlink:href="./Object 124" xlink:type="simple" xlink:show="embed" xlink:actuate="onLoad"/><draw:image xlink:href="./ObjectReplacements/Object 124" xlink:type="simple" xlink:show="embed" xlink:actuate="onLoad"/></draw:frame></text:span><text:span text:style-name="T1">.</text:span></text:p>
      <text:p text:style-name="P40"><text:span text:style-name="T1">Ist andererseits ein </text:span><text:span text:style-name="T1"><draw:frame draw:style-name="fr2" draw:name="Object125" text:anchor-type="as-char" svg:y="-0.377cm" svg:width="1.159cm" svg:height="0.469cm" draw:z-index="124"><draw:object xlink:href="./Object 125" xlink:type="simple" xlink:show="embed" xlink:actuate="onLoad"/><draw:image xlink:href="./ObjectReplacements/Object 125" xlink:type="simple" xlink:show="embed" xlink:actuate="onLoad"/></draw:frame></text:span><text:span text:style-name="T1"> gegeben, dann ist </text:span><text:span text:style-name="T1"><draw:frame draw:style-name="fr2" draw:name="Object126" text:anchor-type="as-char" svg:y="-0.377cm" svg:width="1.704cm" svg:height="0.485cm" draw:z-index="125"><draw:object xlink:href="./Object 126" xlink:type="simple" xlink:show="embed" xlink:actuate="onLoad"/><draw:image xlink:href="./ObjectReplacements/Object 126" xlink:type="simple" xlink:show="embed" xlink:actuate="onLoad"/></draw:frame></text:span><text:span text:style-name="T1">in Y. Nach Satz 2.16 gibt es genau ein </text:span><text:span text:style-name="T1"><draw:frame draw:style-name="fr2" draw:name="Object127" text:anchor-type="as-char" svg:y="-0.377cm" svg:width="1.238cm" svg:height="0.533cm" draw:z-index="126"><draw:object xlink:href="./Object 127" xlink:type="simple" xlink:show="embed" xlink:actuate="onLoad"/><draw:image xlink:href="./ObjectReplacements/Object 127" xlink:type="simple" xlink:show="embed" xlink:actuate="onLoad"/></draw:frame></text:span><text:span text:style-name="T1">mit </text:span><text:span text:style-name="T1"><draw:frame draw:style-name="fr2" draw:name="Object128" text:anchor-type="as-char" svg:y="-0.377cm" svg:width="1.806cm" svg:height="0.533cm" draw:z-index="127"><draw:object xlink:href="./Object 128" xlink:type="simple" xlink:show="embed" xlink:actuate="onLoad"/><draw:image xlink:href="./ObjectReplacements/Object 128" xlink:type="simple" xlink:show="embed" xlink:actuate="onLoad"/></draw:frame></text:span><text:span text:style-name="T1">, so dass </text:span><text:span text:style-name="T1"><draw:frame draw:style-name="fr2" draw:name="Object129" text:anchor-type="as-char" svg:y="-0.377cm" svg:width="1.281cm" svg:height="0.531cm" draw:z-index="128"><draw:object xlink:href="./Object 129" xlink:type="simple" xlink:show="embed" xlink:actuate="onLoad"/><draw:image xlink:href="./ObjectReplacements/Object 129" xlink:type="simple" xlink:show="embed" xlink:actuate="onLoad"/></draw:frame></text:span><text:span text:style-name="T1">gelten muss. Somit gilt</text:span></text:p>
      <text:p text:style-name="P40"><text:span text:style-name="T1"><draw:frame draw:style-name="fr2" draw:name="Object130" text:anchor-type="as-char" svg:y="-0.377cm" svg:width="11.245cm" svg:height="0.531cm" draw:z-index="129"><draw:object xlink:href="./Object 130" xlink:type="simple" xlink:show="embed" xlink:actuate="onLoad"/><draw:image xlink:href="./ObjectReplacements/Object 130" xlink:type="simple" xlink:show="embed" xlink:actuate="onLoad"/></draw:frame></text:span></text:p>
      <text:p text:style-name="P40"><text:soft-page-break/><text:span text:style-name="T1">← Nach Annahme ist </text:span><text:span text:style-name="T1"><draw:frame draw:style-name="fr2" draw:name="Object131" text:anchor-type="as-char" svg:y="-0.377cm" svg:width="1.843cm" svg:height="0.533cm" draw:z-index="130"><draw:object xlink:href="./Object 131" xlink:type="simple" xlink:show="embed" xlink:actuate="onLoad"/><draw:image xlink:href="./ObjectReplacements/Object 131" xlink:type="simple" xlink:show="embed" xlink:actuate="onLoad"/></draw:frame></text:span><text:span text:style-name="T1">, also ist </text:span><text:span text:style-name="T1"><draw:frame draw:style-name="fr2" draw:name="Object132" text:anchor-type="as-char" svg:y="-0.377cm" svg:width="0.894cm" svg:height="0.469cm" draw:z-index="131"><draw:object xlink:href="./Object 132" xlink:type="simple" xlink:show="embed" xlink:actuate="onLoad"/><draw:image xlink:href="./ObjectReplacements/Object 132" xlink:type="simple" xlink:show="embed" xlink:actuate="onLoad"/></draw:frame></text:span><text:span text:style-name="T1">injektiv und daher ist f injektiv (2.7). Außerdem ist </text:span><text:span text:style-name="T1"><draw:frame draw:style-name="fr2" draw:name="Object133" text:anchor-type="as-char" svg:y="-0.377cm" svg:width="1.824cm" svg:height="0.533cm" draw:z-index="132"><draw:object xlink:href="./Object 133" xlink:type="simple" xlink:show="embed" xlink:actuate="onLoad"/><draw:image xlink:href="./ObjectReplacements/Object 133" xlink:type="simple" xlink:show="embed" xlink:actuate="onLoad"/></draw:frame></text:span><text:span text:style-name="T1">, also ist </text:span><text:span text:style-name="T1"><draw:frame draw:style-name="fr2" draw:name="Object134" text:anchor-type="as-char" svg:y="-0.377cm" svg:width="0.894cm" svg:height="0.467cm" draw:z-index="133"><draw:object xlink:href="./Object 134" xlink:type="simple" xlink:show="embed" xlink:actuate="onLoad"/><draw:image xlink:href="./ObjectReplacements/Object 134" xlink:type="simple" xlink:show="embed" xlink:actuate="onLoad"/></draw:frame></text:span><text:span text:style-name="T1">surjektiv und daher ist f surjektiv (vlg. Aufgabe 2.7). Somit ist f bijektiv.</text:span></text:p>
      <text:p text:style-name="P29">Definition 2.21:<text:span text:style-name="T1"> Ist </text:span><text:span text:style-name="T1"><draw:frame draw:style-name="fr2" draw:name="Object135" text:anchor-type="as-char" svg:y="-0.377cm" svg:width="1.588cm" svg:height="0.467cm" draw:z-index="134"><draw:object xlink:href="./Object 135" xlink:type="simple" xlink:show="embed" xlink:actuate="onLoad"/><draw:image xlink:href="./ObjectReplacements/Object 135" xlink:type="simple" xlink:show="embed" xlink:actuate="onLoad"/></draw:frame></text:span><text:span text:style-name="T1">eine bijektive Abbildung, so heipt die in Satz2.20 charakterisierte, eindeutig bestimmte Abbildung </text:span><text:span text:style-name="T1"><draw:frame draw:style-name="fr2" draw:name="Object136" text:anchor-type="as-char" svg:y="-0.377cm" svg:width="1.626cm" svg:height="0.467cm" draw:z-index="135"><draw:object xlink:href="./Object 136" xlink:type="simple" xlink:show="embed" xlink:actuate="onLoad"/><draw:image xlink:href="./ObjectReplacements/Object 136" xlink:type="simple" xlink:show="embed" xlink:actuate="onLoad"/></draw:frame></text:span><text:span text:style-name="T1">die Inverse oder Umkehrabbildung von f. Wir bezeichnen die Inverse von f mit f^-1.</text:span></text:p>
      <text:p text:style-name="P29">Satz 2.22:<text:span text:style-name="T1"> Für zwei bijektive Abbildungen f: X → Y und g: Y → Z gilt:</text:span></text:p>
      <text:p text:style-name="P29"><text:span text:style-name="T1">(1) f^-1 ist bijektiv mit (f^-1)^-1 =f</text:span></text:p>
      <text:p text:style-name="P29"><text:span text:style-name="T1">(2) </text:span><text:span text:style-name="T1"><draw:frame draw:style-name="fr2" draw:name="Object137" text:anchor-type="as-char" svg:y="-0.377cm" svg:width="0.894cm" svg:height="0.469cm" draw:z-index="136"><draw:object xlink:href="./Object 137" xlink:type="simple" xlink:show="embed" xlink:actuate="onLoad"/><draw:image xlink:href="./ObjectReplacements/Object 137" xlink:type="simple" xlink:show="embed" xlink:actuate="onLoad"/></draw:frame></text:span><text:span text:style-name="T1">ist bijektiv mit </text:span><text:span text:style-name="T1"><draw:frame draw:style-name="fr2" draw:name="Object138" text:anchor-type="as-char" svg:y="-0.437cm" svg:width="3.182cm" svg:height="0.543cm" draw:z-index="137"><draw:object xlink:href="./Object 138" xlink:type="simple" xlink:show="embed" xlink:actuate="onLoad"/><draw:image xlink:href="./ObjectReplacements/Object 138"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03:44.990000000</meta:creation-date>
    <meta:generator>LibreOffice/5.2.7.2$Windows_x86 LibreOffice_project/2b7f1e640c46ceb28adf43ee075a6e8b8439ed10</meta:generator>
    <dc:date>2017-07-26T16:36:23.814000000</dc:date>
    <meta:editing-duration>PT42M53S</meta:editing-duration>
    <meta:editing-cycles>6</meta:editing-cycles>
    <meta:document-statistic meta:table-count="1" meta:image-count="0" meta:object-count="138" meta:page-count="8" meta:paragraph-count="144" meta:word-count="2206" meta:character-count="13690" meta:non-whitespace-character-count="11593"/>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o stretchy="false">{</mo>
      <mrow>
        <mi>x</mi>
        <mo stretchy="false">∣</mo>
        <mi>P</mi>
      </mrow>
      <mrow>
        <mo fence="true" stretchy="false">(</mo>
        <mrow>
          <mi>x</mi>
        </mrow>
        <mo fence="true" stretchy="false">)</mo>
      </mrow>
      <mo stretchy="false">}</mo>
    </mrow>
    <annotation encoding="StarMath 5.0">\{ x divides P(x)\}</annotation>
  </semantics>
</math>
</file>

<file path=Object 100/content.xml><?xml version="1.0" encoding="utf-8"?>
<math xmlns="http://www.w3.org/1998/Math/MathML" display="block">
  <semantics>
    <mrow>
      <mi>f</mi>
      <mi mathvariant="normal">:</mi>
      <mrow>
        <mi>X</mi>
        <mo stretchy="false">→</mo>
        <mi>Y</mi>
      </mrow>
    </mrow>
    <annotation encoding="StarMath 5.0">f: X toward Y</annotation>
  </semantics>
</math>
</file>

<file path=Object 101/content.xml><?xml version="1.0" encoding="utf-8"?>
<math xmlns="http://www.w3.org/1998/Math/MathML" display="block">
  <semantics>
    <mrow>
      <msub>
        <mi>x</mi>
        <mn>1,</mn>
      </msub>
      <mrow>
        <msub>
          <mi>x</mi>
          <mn>2</mn>
        </msub>
        <mo stretchy="false">∈</mo>
        <mi>X</mi>
      </mrow>
    </mrow>
    <annotation encoding="StarMath 5.0">x_1, x_2 in X </annotation>
  </semantics>
</math>
</file>

<file path=Object 102/content.xml><?xml version="1.0" encoding="utf-8"?>
<math xmlns="http://www.w3.org/1998/Math/MathML" display="block"/>
</file>

<file path=Object 103/content.xml><?xml version="1.0" encoding="utf-8"?>
<math xmlns="http://www.w3.org/1998/Math/MathML" display="block">
  <semantics>
    <mrow>
      <msub>
        <mi>x</mi>
        <mn>1</mn>
      </msub>
      <mo stretchy="false">=</mo>
      <msub>
        <mi>x</mi>
        <mn>2</mn>
      </msub>
    </mrow>
    <annotation encoding="StarMath 5.0">x_1 = x_2</annotation>
  </semantics>
</math>
</file>

<file path=Object 104/content.xml><?xml version="1.0" encoding="utf-8"?>
<math xmlns="http://www.w3.org/1998/Math/MathML" display="block">
  <semantics>
    <mrow>
      <mi>f</mi>
      <mrow>
        <mrow>
          <mo fence="true" stretchy="false">(</mo>
          <mrow>
            <mi>X</mi>
          </mrow>
          <mo fence="true" stretchy="false">)</mo>
        </mrow>
        <mo stretchy="false">=</mo>
        <mi>Y</mi>
      </mrow>
      <mi mathvariant="italic">ist</mi>
    </mrow>
    <annotation encoding="StarMath 5.0">f( X ) = Y ist</annotation>
  </semantics>
</math>
</file>

<file path=Object 105/content.xml><?xml version="1.0" encoding="utf-8"?>
<math xmlns="http://www.w3.org/1998/Math/MathML" display="block">
  <semantics>
    <mrow>
      <mi>x</mi>
      <mi mathvariant="normal">:</mi>
      <mrow>
        <mi>X</mi>
        <mo stretchy="false">→</mo>
        <mi>Y</mi>
      </mrow>
    </mrow>
    <annotation encoding="StarMath 5.0">x: X toward Y</annotation>
  </semantics>
</math>
</file>

<file path=Object 106/content.xml><?xml version="1.0" encoding="utf-8"?>
<math xmlns="http://www.w3.org/1998/Math/MathML" display="block">
  <semantics>
    <mrow>
      <mi>y</mi>
      <mo stretchy="false">∈</mo>
      <mi>Y</mi>
    </mrow>
    <annotation encoding="StarMath 5.0">y in Y</annotation>
  </semantics>
</math>
</file>

<file path=Object 107/content.xml><?xml version="1.0" encoding="utf-8"?>
<math xmlns="http://www.w3.org/1998/Math/MathML" display="block">
  <semantics>
    <mrow>
      <mi>x</mi>
      <mo stretchy="false">∈</mo>
      <mi>X</mi>
    </mrow>
    <annotation encoding="StarMath 5.0">x in X</annotation>
  </semantics>
</math>
</file>

<file path=Object 108/content.xml><?xml version="1.0" encoding="utf-8"?>
<math xmlns="http://www.w3.org/1998/Math/MathML" display="block">
  <semantics>
    <mrow>
      <mi>f</mi>
      <mrow>
        <mrow>
          <mo fence="true" stretchy="false">(</mo>
          <mrow>
            <mi>x</mi>
          </mrow>
          <mo fence="true" stretchy="false">)</mo>
        </mrow>
        <mo stretchy="false">=</mo>
        <mi>y</mi>
      </mrow>
    </mrow>
    <annotation encoding="StarMath 5.0">f( x) = y </annotation>
  </semantics>
</math>
</file>

<file path=Object 109/content.xml><?xml version="1.0" encoding="utf-8"?>
<math xmlns="http://www.w3.org/1998/Math/MathML" display="block">
  <semantics>
    <mrow>
      <mrow>
        <mo fence="true" stretchy="true">|</mo>
        <mrow>
          <mi>M</mi>
        </mrow>
        <mo fence="true" stretchy="true">|</mo>
      </mrow>
      <mo stretchy="false">=</mo>
      <mrow>
        <mo fence="true" stretchy="true">|</mo>
        <mrow>
          <mi>N</mi>
        </mrow>
        <mo fence="true" stretchy="true">|</mo>
      </mrow>
      <mo stretchy="false">=</mo>
      <mi>m</mi>
      <mo stretchy="false">∈</mo>
      <mi mathvariant="normal">ℕ</mi>
    </mrow>
    <annotation encoding="StarMath 5.0">abs M = abs N = m in setN </annotation>
  </semantics>
</math>
</file>

<file path=Object 11/content.xml><?xml version="1.0" encoding="utf-8"?>
<math xmlns="http://www.w3.org/1998/Math/MathML" display="block">
  <semantics>
    <mrow>
      <mo stretchy="false">¬</mo>
      <mi>A</mi>
    </mrow>
    <annotation encoding="StarMath 5.0">neg A</annotation>
  </semantics>
</math>
</file>

<file path=Object 110/content.xml><?xml version="1.0" encoding="utf-8"?>
<math xmlns="http://www.w3.org/1998/Math/MathML" display="block">
  <semantics>
    <mrow>
      <mi>m</mi>
      <mrow>
        <mi>!</mi>
        <mo stretchy="false">≝</mo>
        <mrow>
          <mn>1</mn>
          <mo stretchy="false">⋅</mo>
          <mn>2</mn>
          <mo stretchy="false">⋅</mo>
          <mn>.</mn>
        </mrow>
      </mrow>
      <mn>.</mn>
      <mrow>
        <mn>.</mn>
        <mo stretchy="false">⋅</mo>
        <mi>m</mi>
      </mrow>
    </mrow>
    <annotation encoding="StarMath 5.0">m! def 1 cdot 2 cdot . . . cdot m</annotation>
  </semantics>
</math>
</file>

<file path=Object 111/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X toward Y, x toward f( x) </annotation>
  </semantics>
</math>
</file>

<file path=Object 112/content.xml><?xml version="1.0" encoding="utf-8"?>
<math xmlns="http://www.w3.org/1998/Math/MathML" display="block"/>
</file>

<file path=Object 113/content.xml><?xml version="1.0" encoding="utf-8"?>
<math xmlns="http://www.w3.org/1998/Math/MathML" display="block">
  <semantics>
    <mrow>
      <mi>g</mi>
      <mo stretchy="false">∘</mo>
      <mi>f</mi>
      <mi mathvariant="normal">:</mi>
      <mrow>
        <mi>X</mi>
        <mo stretchy="false">→</mo>
        <mi>Z</mi>
      </mrow>
      <mi>,</mi>
      <mrow>
        <mi>x</mi>
        <mo stretchy="false">→</mo>
        <mi>g</mi>
      </mrow>
      <mrow>
        <mo fence="true" stretchy="false">(</mo>
        <mrow>
          <mrow>
            <mi>f</mi>
            <mrow>
              <mo fence="true" stretchy="false">(</mo>
              <mrow>
                <mi>x</mi>
              </mrow>
              <mo fence="true" stretchy="false">)</mo>
            </mrow>
          </mrow>
        </mrow>
        <mo fence="true" stretchy="false">)</mo>
      </mrow>
    </mrow>
    <annotation encoding="StarMath 5.0">g circ f: X toward Z, x toward g( f(x) )</annotation>
  </semantics>
</math>
</file>

<file path=Object 114/content.xml><?xml version="1.0" encoding="utf-8"?>
<math xmlns="http://www.w3.org/1998/Math/MathML" display="block">
  <semantics>
    <mrow>
      <mi>f</mi>
      <mo stretchy="false">∘</mo>
      <mrow>
        <msub>
          <mi mathvariant="italic">Id</mi>
          <mi>X</mi>
        </msub>
        <mo stretchy="false">=</mo>
        <mi>f</mi>
        <mo stretchy="false">=</mo>
        <msub>
          <mi mathvariant="italic">Id</mi>
          <mi>Y</mi>
        </msub>
      </mrow>
      <mo stretchy="false">∘</mo>
      <mi>f</mi>
    </mrow>
    <annotation encoding="StarMath 5.0">f circ Id_X = f = Id_Y circ f</annotation>
  </semantics>
</math>
</file>

<file path=Object 115/content.xml><?xml version="1.0" encoding="utf-8"?>
<math xmlns="http://www.w3.org/1998/Math/MathML" display="block">
  <semantics>
    <mrow>
      <mi>f</mi>
      <mi mathvariant="normal">:</mi>
      <mrow>
        <mi>X</mi>
        <mo stretchy="false">→</mo>
        <mi>Y</mi>
      </mrow>
    </mrow>
    <annotation encoding="StarMath 5.0">f: X toward Y</annotation>
  </semantics>
</math>
</file>

<file path=Object 116/content.xml><?xml version="1.0" encoding="utf-8"?>
<math xmlns="http://www.w3.org/1998/Math/MathML" display="block">
  <semantics>
    <mrow>
      <mi>f</mi>
      <mi mathvariant="normal">:</mi>
      <mrow>
        <mi>W</mi>
        <mo stretchy="false">→</mo>
        <mi>X</mi>
      </mrow>
      <mi>,</mi>
      <mi>g</mi>
      <mi mathvariant="normal">:</mi>
      <mrow>
        <mi>X</mi>
        <mo stretchy="false">→</mo>
        <mi>Y</mi>
      </mrow>
      <mi>,</mi>
      <mi>h</mi>
      <mi mathvariant="normal">:</mi>
      <mrow>
        <mi>Y</mi>
        <mo stretchy="false">→</mo>
        <mi>Z</mi>
      </mrow>
    </mrow>
    <annotation encoding="StarMath 5.0">f: W toward X, g: X toward Y, h: Y toward Z</annotation>
  </semantics>
</math>
</file>

<file path=Object 117/content.xml><?xml version="1.0" encoding="utf-8"?>
<math xmlns="http://www.w3.org/1998/Math/MathML" display="block">
  <semantics>
    <mrow>
      <mi>h</mi>
      <mo stretchy="false">∘</mo>
      <mrow>
        <mrow>
          <mo fence="true" stretchy="false">(</mo>
          <mrow>
            <mrow>
              <mi>g</mi>
              <mo stretchy="false">∘</mo>
              <mi>f</mi>
            </mrow>
          </mrow>
          <mo fence="true" stretchy="false">)</mo>
        </mrow>
        <mo stretchy="false">=</mo>
        <mrow>
          <mo fence="true" stretchy="false">(</mo>
          <mrow>
            <mrow>
              <mi>h</mi>
              <mo stretchy="false">∘</mo>
              <mi>g</mi>
            </mrow>
          </mrow>
          <mo fence="true" stretchy="false">)</mo>
        </mrow>
      </mrow>
      <mo stretchy="false">∘</mo>
      <mi>f</mi>
    </mrow>
    <annotation encoding="StarMath 5.0">h  circ ( g circ f ) = ( h circ g ) circ f</annotation>
  </semantics>
</math>
</file>

<file path=Object 118/content.xml><?xml version="1.0" encoding="utf-8"?>
<math xmlns="http://www.w3.org/1998/Math/MathML" display="block">
  <semantics>
    <mrow>
      <mi>f</mi>
      <mi mathvariant="normal">:</mi>
      <mrow>
        <mi>X</mi>
        <mo stretchy="false">→</mo>
        <mi>Y</mi>
      </mrow>
    </mrow>
    <annotation encoding="StarMath 5.0">f:X toward Y</annotation>
  </semantics>
</math>
</file>

<file path=Object 119/content.xml><?xml version="1.0" encoding="utf-8"?>
<math xmlns="http://www.w3.org/1998/Math/MathML" display="block">
  <semantics>
    <mrow>
      <mi>g</mi>
      <mi mathvariant="normal">:</mi>
      <mrow>
        <mi>Y</mi>
        <mo stretchy="false">→</mo>
        <mi>X</mi>
      </mrow>
    </mrow>
    <annotation encoding="StarMath 5.0">g: Y toward X</annotation>
  </semantics>
</math>
</file>

<file path=Object 12/content.xml><?xml version="1.0" encoding="utf-8"?>
<math xmlns="http://www.w3.org/1998/Math/MathML" display="block">
  <semantics>
    <mrow>
      <mi>X</mi>
      <mo stretchy="false">∧</mo>
      <mi>Y</mi>
    </mrow>
    <annotation encoding="StarMath 5.0">X and Y</annotation>
  </semantics>
</math>
</file>

<file path=Object 120/content.xml><?xml version="1.0" encoding="utf-8"?>
<math xmlns="http://www.w3.org/1998/Math/MathML" display="block">
  <semantics>
    <mrow>
      <mi>g</mi>
      <mo stretchy="false">∘</mo>
      <mrow>
        <mi>f</mi>
        <mo stretchy="false">=</mo>
        <msub>
          <mi mathvariant="italic">Id</mi>
          <mi>X</mi>
        </msub>
      </mrow>
      <mspace width="2em"/>
      <mi mathvariant="italic">und</mi>
      <mspace width="2em"/>
      <mi>f</mi>
      <mo stretchy="false">∘</mo>
      <mrow>
        <mi>g</mi>
        <mo stretchy="false">=</mo>
        <msub>
          <mi mathvariant="italic">Id</mi>
          <mi>Y</mi>
        </msub>
      </mrow>
    </mrow>
    <annotation encoding="StarMath 5.0">g circ f = Id_X  ~ und ~ f circ g = Id_Y</annotation>
  </semantics>
</math>
</file>

<file path=Object 121/content.xml><?xml version="1.0" encoding="utf-8"?>
<math xmlns="http://www.w3.org/1998/Math/MathML" display="block">
  <semantics>
    <mrow>
      <mi>g</mi>
      <mi mathvariant="normal">:</mi>
      <mrow>
        <mi>Y</mi>
        <mo stretchy="false">→</mo>
        <mi>X</mi>
      </mrow>
      <mi>,</mi>
      <mi>g</mi>
      <mrow>
        <mrow>
          <mo fence="true" stretchy="false">(</mo>
          <mrow>
            <mi>y</mi>
          </mrow>
          <mo fence="true" stretchy="false">)</mo>
        </mrow>
        <mo stretchy="false">=</mo>
        <msub>
          <mi>x</mi>
          <mi>y</mi>
        </msub>
      </mrow>
    </mrow>
    <annotation encoding="StarMath 5.0">g: Y toward X, g( y) = x_y</annotation>
  </semantics>
</math>
</file>

<file path=Object 122/content.xml><?xml version="1.0" encoding="utf-8"?>
<math xmlns="http://www.w3.org/1998/Math/MathML" display="block">
  <semantics>
    <mrow>
      <mover accent="true">
        <mi>y</mi>
        <mo stretchy="false">~</mo>
      </mover>
      <mo stretchy="false">∈</mo>
      <mi>Y</mi>
    </mrow>
    <annotation encoding="StarMath 5.0">tilde y in Y</annotation>
  </semantics>
</math>
</file>

<file path=Object 123/content.xml><?xml version="1.0" encoding="utf-8"?>
<math xmlns="http://www.w3.org/1998/Math/MathML" display="block">
  <semantics>
    <mrow>
      <mrow>
        <mo fence="true" stretchy="false">(</mo>
        <mrow>
          <mrow>
            <mi>f</mi>
            <mo stretchy="false">∘</mo>
            <mi>g</mi>
          </mrow>
        </mrow>
        <mo fence="true" stretchy="false">)</mo>
      </mrow>
      <mrow>
        <mrow>
          <mo fence="true" stretchy="false">(</mo>
          <mrow>
            <mover accent="true">
              <mi>y</mi>
              <mo stretchy="false">~</mo>
            </mover>
          </mrow>
          <mo fence="true" stretchy="false">)</mo>
        </mrow>
        <mo stretchy="false">=</mo>
        <mi>f</mi>
      </mrow>
      <mrow>
        <mrow>
          <mo fence="true" stretchy="false">(</mo>
          <mrow>
            <mrow>
              <mi>g</mi>
              <mrow>
                <mo fence="true" stretchy="false">(</mo>
                <mrow>
                  <mover accent="true">
                    <mi>y</mi>
                    <mo stretchy="false">~</mo>
                  </mover>
                </mrow>
                <mo fence="true" stretchy="false">)</mo>
              </mrow>
            </mrow>
          </mrow>
          <mo fence="true" stretchy="false">)</mo>
        </mrow>
        <mo stretchy="false">=</mo>
        <mi>f</mi>
      </mrow>
      <mrow>
        <mrow>
          <mo fence="true" stretchy="false">(</mo>
          <mrow>
            <msub>
              <mi>x</mi>
              <mover accent="true">
                <mi>y</mi>
                <mo stretchy="false">~</mo>
              </mover>
            </msub>
          </mrow>
          <mo fence="true" stretchy="false">)</mo>
        </mrow>
        <mo stretchy="false">=</mo>
        <mover accent="true">
          <mi>y</mi>
          <mo stretchy="false">~</mo>
        </mover>
      </mrow>
    </mrow>
    <annotation encoding="StarMath 5.0">( f circ g )( tilde y ) = f( g(tilde y ) ) = f( x_{tilde y} ) = tilde y</annotation>
  </semantics>
</math>
</file>

<file path=Object 124/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25/content.xml><?xml version="1.0" encoding="utf-8"?>
<math xmlns="http://www.w3.org/1998/Math/MathML" display="block">
  <semantics>
    <mrow>
      <mover accent="true">
        <mi>x</mi>
        <mo stretchy="false">~</mo>
      </mover>
      <mo stretchy="false">∈</mo>
      <mi>X</mi>
    </mrow>
    <annotation encoding="StarMath 5.0">tilde x in X</annotation>
  </semantics>
</math>
</file>

<file path=Object 126/content.xml><?xml version="1.0" encoding="utf-8"?>
<math xmlns="http://www.w3.org/1998/Math/MathML" display="block">
  <semantics>
    <mrow>
      <mrow>
        <mover accent="true">
          <mi>y</mi>
          <mo stretchy="false">~</mo>
        </mover>
        <mo stretchy="false">=</mo>
        <mi>f</mi>
      </mrow>
      <mrow>
        <mo fence="true" stretchy="false">(</mo>
        <mrow>
          <mover accent="true">
            <mi>x</mi>
            <mo stretchy="false">~</mo>
          </mover>
        </mrow>
        <mo fence="true" stretchy="false">)</mo>
      </mrow>
    </mrow>
    <annotation encoding="StarMath 5.0">tilde y = f( tilde x )</annotation>
  </semantics>
</math>
</file>

<file path=Object 127/content.xml><?xml version="1.0" encoding="utf-8"?>
<math xmlns="http://www.w3.org/1998/Math/MathML" display="block">
  <semantics>
    <mrow>
      <mover accent="true">
        <msub>
          <mi>x</mi>
          <mi>y</mi>
        </msub>
        <mo stretchy="false">~</mo>
      </mover>
      <mo stretchy="false">∈</mo>
      <mi>X</mi>
    </mrow>
    <annotation encoding="StarMath 5.0">tilde x_y in X</annotation>
  </semantics>
</math>
</file>

<file path=Object 128/content.xml><?xml version="1.0" encoding="utf-8"?>
<math xmlns="http://www.w3.org/1998/Math/MathML" display="block">
  <semantics>
    <mrow>
      <mi>f</mi>
      <mrow>
        <mrow>
          <mo fence="true" stretchy="false">(</mo>
          <mrow>
            <msub>
              <mi>x</mi>
              <mover accent="true">
                <mi>y</mi>
                <mo stretchy="false">~</mo>
              </mover>
            </msub>
          </mrow>
          <mo fence="true" stretchy="false">)</mo>
        </mrow>
        <mo stretchy="false">=</mo>
        <mover accent="true">
          <mi>y</mi>
          <mo stretchy="false">~</mo>
        </mover>
      </mrow>
    </mrow>
    <annotation encoding="StarMath 5.0">f( x_{tilde y} )= tilde y</annotation>
  </semantics>
</math>
</file>

<file path=Object 129/content.xml><?xml version="1.0" encoding="utf-8"?>
<math xmlns="http://www.w3.org/1998/Math/MathML" display="block">
  <semantics>
    <mrow>
      <mover accent="true">
        <mi>x</mi>
        <mo stretchy="false">~</mo>
      </mover>
      <mo stretchy="false">=</mo>
      <msub>
        <mi>x</mi>
        <mover accent="true">
          <mi>y</mi>
          <mo stretchy="false">~</mo>
        </mover>
      </msub>
    </mrow>
    <annotation encoding="StarMath 5.0">tilde x = x_{ tilde y }</annotation>
  </semantics>
</math>
</file>

<file path=Object 13/content.xml><?xml version="1.0" encoding="utf-8"?>
<math xmlns="http://www.w3.org/1998/Math/MathML" display="block">
  <semantics>
    <mrow>
      <mi>X</mi>
      <mo stretchy="false">∨</mo>
      <mi>Y</mi>
    </mrow>
    <annotation encoding="StarMath 5.0">X or Y</annotation>
  </semantics>
</math>
</file>

<file path=Object 130/content.xml><?xml version="1.0" encoding="utf-8"?>
<math xmlns="http://www.w3.org/1998/Math/MathML" display="block">
  <semantics>
    <mrow>
      <mrow>
        <mo fence="true" stretchy="false">(</mo>
        <mrow>
          <mrow>
            <mi>g</mi>
            <mo stretchy="false">∘</mo>
            <mi>f</mi>
          </mrow>
        </mrow>
        <mo fence="true" stretchy="false">)</mo>
      </mrow>
      <mrow>
        <mrow>
          <mo fence="true" stretchy="false">(</mo>
          <mrow>
            <mover accent="true">
              <mi>x</mi>
              <mo stretchy="false">~</mo>
            </mover>
          </mrow>
          <mo fence="true" stretchy="false">)</mo>
        </mrow>
        <mo stretchy="false">=</mo>
        <mrow>
          <mo fence="true" stretchy="false">(</mo>
          <mrow>
            <mrow>
              <mi>g</mi>
              <mo stretchy="false">∘</mo>
              <mi>f</mi>
            </mrow>
          </mrow>
          <mo fence="true" stretchy="false">)</mo>
        </mrow>
      </mrow>
      <mrow>
        <mrow>
          <mo fence="true" stretchy="false">(</mo>
          <mrow>
            <msub>
              <mi>x</mi>
              <mover accent="true">
                <mi>y</mi>
                <mo stretchy="false">~</mo>
              </mover>
            </msub>
          </mrow>
          <mo fence="true" stretchy="false">)</mo>
        </mrow>
        <mo stretchy="false">=</mo>
        <mi>g</mi>
      </mrow>
      <mrow>
        <mrow>
          <mo fence="true" stretchy="false">(</mo>
          <mrow>
            <mrow>
              <mi>f</mi>
              <mrow>
                <mo fence="true" stretchy="false">(</mo>
                <mrow>
                  <msub>
                    <mi>x</mi>
                    <mover accent="true">
                      <mi>y</mi>
                      <mo stretchy="false">~</mo>
                    </mover>
                  </msub>
                </mrow>
                <mo fence="true" stretchy="false">)</mo>
              </mrow>
            </mrow>
          </mrow>
          <mo fence="true" stretchy="false">)</mo>
        </mrow>
        <mo stretchy="false">=</mo>
        <mi>g</mi>
      </mrow>
      <mrow>
        <mrow>
          <mo fence="true" stretchy="false">(</mo>
          <mrow>
            <mover accent="true">
              <mi>y</mi>
              <mo stretchy="false">~</mo>
            </mover>
          </mrow>
          <mo fence="true" stretchy="false">)</mo>
        </mrow>
        <mo stretchy="false">=</mo>
        <msub>
          <mi>x</mi>
          <mover accent="true">
            <mi>y</mi>
            <mo stretchy="false">~</mo>
          </mover>
        </msub>
        <mo stretchy="false">=</mo>
        <mover accent="true">
          <mi>x</mi>
          <mo stretchy="false">~</mo>
        </mover>
      </mrow>
      <mspace width="2em"/>
      <mi mathvariant="italic">also</mi>
      <mspace width="2em"/>
      <mi>g</mi>
      <mo stretchy="false">∘</mo>
      <mrow>
        <mi>f</mi>
        <mo stretchy="false">=</mo>
        <msub>
          <mi mathvariant="italic">Id</mi>
          <mi>X</mi>
        </msub>
      </mrow>
    </mrow>
    <annotation encoding="StarMath 5.0">( g circ  f)( tilde x ) = ( g circ f )( x_{tilde y }) = g( f(x_{tilde y} ) ) = g( tilde y  )= x_{ tilde y } = tilde x ~ also ~g circ f = Id_X</annotation>
  </semantics>
</math>
</file>

<file path=Object 131/content.xml><?xml version="1.0" encoding="utf-8"?>
<math xmlns="http://www.w3.org/1998/Math/MathML" display="block">
  <semantics>
    <mrow>
      <mi>g</mi>
      <mo stretchy="false">∘</mo>
      <mrow>
        <mi>f</mi>
        <mo stretchy="false">=</mo>
        <msub>
          <mi mathvariant="italic">Id</mi>
          <mi>X</mi>
        </msub>
      </mrow>
    </mrow>
    <annotation encoding="StarMath 5.0">g circ f=Id_X</annotation>
  </semantics>
</math>
</file>

<file path=Object 132/content.xml><?xml version="1.0" encoding="utf-8"?>
<math xmlns="http://www.w3.org/1998/Math/MathML" display="block">
  <semantics>
    <mrow>
      <mi>g</mi>
      <mo stretchy="false">∘</mo>
      <mi>f</mi>
    </mrow>
    <annotation encoding="StarMath 5.0">g circ f</annotation>
  </semantics>
</math>
</file>

<file path=Object 133/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34/content.xml><?xml version="1.0" encoding="utf-8"?>
<math xmlns="http://www.w3.org/1998/Math/MathML" display="block">
  <semantics>
    <mrow>
      <mi>f</mi>
      <mo stretchy="false">∘</mo>
      <mi>g</mi>
    </mrow>
    <annotation encoding="StarMath 5.0">f circ g</annotation>
  </semantics>
</math>
</file>

<file path=Object 135/content.xml><?xml version="1.0" encoding="utf-8"?>
<math xmlns="http://www.w3.org/1998/Math/MathML" display="block">
  <semantics>
    <mrow>
      <mi>f</mi>
      <mi mathvariant="normal">:</mi>
      <mrow>
        <mi>X</mi>
        <mo stretchy="false">→</mo>
        <mi>Y</mi>
      </mrow>
    </mrow>
    <annotation encoding="StarMath 5.0">f: X toward Y</annotation>
  </semantics>
</math>
</file>

<file path=Object 136/content.xml><?xml version="1.0" encoding="utf-8"?>
<math xmlns="http://www.w3.org/1998/Math/MathML" display="block">
  <semantics>
    <mrow>
      <mi>g</mi>
      <mi mathvariant="normal">:</mi>
      <mrow>
        <mi>Y</mi>
        <mo stretchy="false">→</mo>
        <mi>X</mi>
      </mrow>
    </mrow>
    <annotation encoding="StarMath 5.0">g:Y toward X</annotation>
  </semantics>
</math>
</file>

<file path=Object 137/content.xml><?xml version="1.0" encoding="utf-8"?>
<math xmlns="http://www.w3.org/1998/Math/MathML" display="block">
  <semantics>
    <mrow>
      <mi>g</mi>
      <mo stretchy="false">∘</mo>
      <mi>f</mi>
    </mrow>
    <annotation encoding="StarMath 5.0">g circ f</annotation>
  </semantics>
</math>
</file>

<file path=Object 138/content.xml><?xml version="1.0" encoding="utf-8"?>
<math xmlns="http://www.w3.org/1998/Math/MathML" display="block">
  <semantics>
    <mrow>
      <mrow>
        <msup>
          <mrow>
            <mo fence="true" stretchy="false">(</mo>
            <mrow>
              <mrow>
                <mi>g</mi>
                <mo stretchy="false">∘</mo>
                <mi>f</mi>
              </mrow>
            </mrow>
            <mo fence="true" stretchy="false">)</mo>
          </mrow>
          <mrow>
            <mo stretchy="false">−</mo>
            <mn>1</mn>
          </mrow>
        </msup>
        <mo stretchy="false">=</mo>
        <msup>
          <mi>f</mi>
          <mrow>
            <mo stretchy="false">−</mo>
            <mn>1</mn>
          </mrow>
        </msup>
      </mrow>
      <mo stretchy="false">∘</mo>
      <msup>
        <mi>g</mi>
        <mrow>
          <mo stretchy="false">−</mo>
          <mn>1</mn>
        </mrow>
      </msup>
    </mrow>
    <annotation encoding="StarMath 5.0">( g circ f )^{ -1 } = f^{ -1 } circ g^{ -1 }</annotation>
  </semantics>
</math>
</file>

<file path=Object 14/content.xml><?xml version="1.0" encoding="utf-8"?>
<math xmlns="http://www.w3.org/1998/Math/MathML" display="block">
  <semantics>
    <mrow>
      <mrow>
        <mi>X</mi>
        <mo stretchy="false">⇒</mo>
        <mi>Y</mi>
      </mrow>
      <mrow/>
    </mrow>
    <annotation encoding="StarMath 5.0">X drarrow Y)</annotation>
  </semantics>
</math>
</file>

<file path=Object 15/content.xml><?xml version="1.0" encoding="utf-8"?>
<math xmlns="http://www.w3.org/1998/Math/MathML" display="block">
  <semantics>
    <mrow>
      <mi>A</mi>
      <mo stretchy="false">⇔</mo>
      <mi>B</mi>
    </mrow>
    <annotation encoding="StarMath 5.0">A dlrarrow B</annotation>
  </semantics>
</math>
</file>

<file path=Object 16/content.xml><?xml version="1.0" encoding="utf-8"?>
<math xmlns="http://www.w3.org/1998/Math/MathML" display="block">
  <semantics>
    <mi>A</mi>
    <annotation encoding="StarMath 5.0">A</annotation>
  </semantics>
</math>
</file>

<file path=Object 17/content.xml><?xml version="1.0" encoding="utf-8"?>
<math xmlns="http://www.w3.org/1998/Math/MathML" display="block">
  <semantics>
    <mi>B</mi>
    <annotation encoding="StarMath 5.0">B	</annotation>
  </semantics>
</math>
</file>

<file path=Object 18/content.xml><?xml version="1.0" encoding="utf-8"?>
<math xmlns="http://www.w3.org/1998/Math/MathML" display="block">
  <semantics>
    <mrow>
      <mi>A</mi>
      <mo stretchy="false">∧</mo>
      <mi>B</mi>
    </mrow>
    <annotation encoding="StarMath 5.0">A and B</annotation>
  </semantics>
</math>
</file>

<file path=Object 19/content.xml><?xml version="1.0" encoding="utf-8"?>
<math xmlns="http://www.w3.org/1998/Math/MathML" display="block">
  <semantics>
    <mrow>
      <mi>A</mi>
      <mo stretchy="false">∨</mo>
      <mi>B</mi>
    </mrow>
    <annotation encoding="StarMath 5.0">A or B</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i>A</mi>
      <mo stretchy="false">⇒</mo>
      <mi>B</mi>
    </mrow>
    <annotation encoding="StarMath 5.0">A drarrow B</annotation>
  </semantics>
</math>
</file>

<file path=Object 21/content.xml><?xml version="1.0" encoding="utf-8"?>
<math xmlns="http://www.w3.org/1998/Math/MathML" display="block">
  <semantics>
    <mrow>
      <mi>A</mi>
      <mo stretchy="false">⇔</mo>
      <mi>B</mi>
    </mrow>
    <annotation encoding="StarMath 5.0">A dlrarrow B</annotation>
  </semantics>
</math>
</file>

<file path=Object 22/content.xml><?xml version="1.0" encoding="utf-8"?>
<math xmlns="http://www.w3.org/1998/Math/MathML" display="block">
  <semantics>
    <mrow>
      <mi>A</mi>
      <mo stretchy="false">⇒</mo>
      <mi>B</mi>
    </mrow>
    <annotation encoding="StarMath 5.0">A drarrow B</annotation>
  </semantics>
</math>
</file>

<file path=Object 23/content.xml><?xml version="1.0" encoding="utf-8"?>
<math xmlns="http://www.w3.org/1998/Math/MathML" display="block"/>
</file>

<file path=Object 24/content.xml><?xml version="1.0" encoding="utf-8"?>
<math xmlns="http://www.w3.org/1998/Math/MathML" display="block"/>
</file>

<file path=Object 25/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6/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7/content.xml><?xml version="1.0" encoding="utf-8"?>
<math xmlns="http://www.w3.org/1998/Math/MathML" display="block"/>
</file>

<file path=Object 28/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9/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1/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2/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row>
              <mo stretchy="false">¬</mo>
              <mi>B</mi>
            </mrow>
            <mo stretchy="false">⇒</mo>
            <mrow>
              <mo stretchy="false">¬</mo>
              <mi>A</mi>
            </mrow>
          </mrow>
        </mrow>
        <mo fence="true" stretchy="false">)</mo>
      </mrow>
    </mrow>
    <annotation encoding="StarMath 5.0">( A drarrow B ) dlrarrow ( neg B drarrow neg A )</annotation>
  </semantics>
</math>
</file>

<file path=Object 33/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4/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5/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6/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7/content.xml><?xml version="1.0" encoding="utf-8"?>
<math xmlns="http://www.w3.org/1998/Math/MathML" display="block">
  <semantics>
    <mrow>
      <mi>M</mi>
      <mo stretchy="false">⊆</mo>
      <mi>N</mi>
    </mrow>
    <annotation encoding="StarMath 5.0">M  subseteq N</annotation>
  </semantics>
</math>
</file>

<file path=Object 38/content.xml><?xml version="1.0" encoding="utf-8"?>
<math xmlns="http://www.w3.org/1998/Math/MathML" display="block">
  <semantics>
    <mrow>
      <mi>M</mi>
      <mo stretchy="false">⊈</mo>
      <mi>N</mi>
    </mrow>
    <annotation encoding="StarMath 5.0">M nsubseteq N</annotation>
  </semantics>
</math>
</file>

<file path=Object 39/content.xml><?xml version="1.0" encoding="utf-8"?>
<math xmlns="http://www.w3.org/1998/Math/MathML" display="block">
  <semantics>
    <mrow>
      <mi>M</mi>
      <mo stretchy="false">=</mo>
      <mi>N</mi>
    </mrow>
    <annotation encoding="StarMath 5.0">M=N</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M</mi>
      <mo stretchy="false">⊆</mo>
      <mi>N</mi>
    </mrow>
    <annotation encoding="StarMath 5.0">M subseteq N</annotation>
  </semantics>
</math>
</file>

<file path=Object 41/content.xml><?xml version="1.0" encoding="utf-8"?>
<math xmlns="http://www.w3.org/1998/Math/MathML" display="block">
  <semantics>
    <mrow>
      <mi>N</mi>
      <mo stretchy="false">⊆</mo>
      <mi>M</mi>
    </mrow>
    <annotation encoding="StarMath 5.0">N subseteq M</annotation>
  </semantics>
</math>
</file>

<file path=Object 42/content.xml><?xml version="1.0" encoding="utf-8"?>
<math xmlns="http://www.w3.org/1998/Math/MathML" display="block">
  <semantics>
    <mrow>
      <mi>N</mi>
      <mo stretchy="false">≠</mo>
      <mi>M</mi>
    </mrow>
    <annotation encoding="StarMath 5.0">N neq M</annotation>
  </semantics>
</math>
</file>

<file path=Object 43/content.xml><?xml version="1.0" encoding="utf-8"?>
<math xmlns="http://www.w3.org/1998/Math/MathML" display="block">
  <semantics>
    <mrow>
      <mi>M</mi>
      <mo stretchy="false">⊂</mo>
      <mi>N</mi>
    </mrow>
    <annotation encoding="StarMath 5.0">M subset N</annotation>
  </semantics>
</math>
</file>

<file path=Object 44/content.xml><?xml version="1.0" encoding="utf-8"?>
<math xmlns="http://www.w3.org/1998/Math/MathML" display="block">
  <semantics>
    <mrow>
      <mi>M</mi>
      <mo stretchy="false">⊆</mo>
      <mi>N</mi>
    </mrow>
    <annotation encoding="StarMath 5.0">M subseteq N</annotation>
  </semantics>
</math>
</file>

<file path=Object 45/content.xml><?xml version="1.0" encoding="utf-8"?>
<math xmlns="http://www.w3.org/1998/Math/MathML" display="block">
  <semantics>
    <mrow>
      <mi>M</mi>
      <mo stretchy="false">≠</mo>
      <mi>N</mi>
    </mrow>
    <annotation encoding="StarMath 5.0">M neq N</annotation>
  </semantics>
</math>
</file>

<file path=Object 46/content.xml><?xml version="1.0" encoding="utf-8"?>
<math xmlns="http://www.w3.org/1998/Math/MathML" display="block"/>
</file>

<file path=Object 47/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N</mi>
            </mrow>
            <mo stretchy="false">⊆</mo>
            <mi>M</mi>
          </mrow>
        </mrow>
        <mo fence="true" stretchy="false">)</mo>
      </mrow>
      <mo stretchy="false">⇔</mo>
      <mrow>
        <mo fence="true" stretchy="false">(</mo>
        <mrow>
          <mrow>
            <mo stretchy="false">∀</mo>
            <mi>x</mi>
            <mi mathvariant="normal">:</mi>
            <mrow>
              <mi>x</mi>
              <mo stretchy="false">∈</mo>
              <mrow>
                <mi>M</mi>
                <mo stretchy="false">∧</mo>
                <mi>x</mi>
              </mrow>
              <mo stretchy="false">∈</mo>
              <mi>N</mi>
            </mrow>
          </mrow>
        </mrow>
        <mo fence="true" stretchy="false">)</mo>
      </mrow>
    </mrow>
    <annotation encoding="StarMath 5.0">( M = N ) dlrarrow ( M subseteq N and N subseteq M ) dlrarrow ( forall x: x in M and x in N )</annotation>
  </semantics>
</math>
</file>

<file path=Object 48/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M</mi>
            </mrow>
            <mo stretchy="false">≠</mo>
            <mi>N</mi>
          </mrow>
        </mrow>
        <mo fence="true" stretchy="false">)</mo>
      </mrow>
    </mrow>
    <annotation encoding="StarMath 5.0">( M subset N ) dlrarrow ( M subseteq N and M neq N )</annotation>
  </semantics>
</math>
</file>

<file path=Object 49/content.xml><?xml version="1.0" encoding="utf-8"?>
<math xmlns="http://www.w3.org/1998/Math/MathML" display="block">
  <semantics>
    <mrow>
      <mrow>
        <mi mathvariant="normal">∅</mi>
        <mo stretchy="false">≝</mo>
        <mo stretchy="false">{</mo>
      </mrow>
      <mrow>
        <mi>x</mi>
        <mo stretchy="false">∣</mo>
        <mi>x</mi>
        <mo stretchy="false">≠</mo>
        <mi>x</mi>
      </mrow>
      <mo stretchy="false">}</mo>
    </mrow>
    <annotation encoding="StarMath 5.0">emptyset def \{ x divides x neq x \}</annotation>
  </semantics>
</math>
</file>

<file path=Object 5/content.xml><?xml version="1.0" encoding="utf-8"?>
<math xmlns="http://www.w3.org/1998/Math/MathML" display="block">
  <semantics>
    <mrow>
      <mi>x</mi>
      <mo stretchy="false">∈</mo>
      <mi>M</mi>
    </mrow>
    <annotation encoding="StarMath 5.0">x in M</annotation>
  </semantics>
</math>
</file>

<file path=Object 50/content.xml><?xml version="1.0" encoding="utf-8"?>
<math xmlns="http://www.w3.org/1998/Math/MathML" display="block">
  <semantics>
    <mrow>
      <mi mathvariant="normal">∅</mi>
      <mo stretchy="false">⊆</mo>
      <mi>M</mi>
    </mrow>
    <annotation encoding="StarMath 5.0">emptyset subseteq M</annotation>
  </semantics>
</math>
</file>

<file path=Object 51/content.xml><?xml version="1.0" encoding="utf-8"?>
<math xmlns="http://www.w3.org/1998/Math/MathML" display="block">
  <semantics>
    <mrow>
      <mrow>
        <mo fence="true" stretchy="false">(</mo>
        <mrow>
          <mrow>
            <mi>M</mi>
            <mo stretchy="false">⊆</mo>
            <mi mathvariant="normal">∅</mi>
          </mrow>
        </mrow>
        <mo fence="true" stretchy="false">)</mo>
      </mrow>
      <mo stretchy="false">⇒</mo>
      <mrow>
        <mo fence="true" stretchy="false">(</mo>
        <mrow>
          <mrow>
            <mi>M</mi>
            <mo stretchy="false">=</mo>
            <mi mathvariant="normal">∅</mi>
          </mrow>
        </mrow>
        <mo fence="true" stretchy="false">)</mo>
      </mrow>
    </mrow>
    <annotation encoding="StarMath 5.0">( M subseteq emptyset ) drarrow ( M = emptyset )</annotation>
  </semantics>
</math>
</file>

<file path=Object 52/content.xml><?xml version="1.0" encoding="utf-8"?>
<math xmlns="http://www.w3.org/1998/Math/MathML" display="block">
  <semantics>
    <mi mathvariant="normal">∅</mi>
    <annotation encoding="StarMath 5.0">emptyset</annotation>
  </semantics>
</math>
</file>

<file path=Object 53/content.xml><?xml version="1.0" encoding="utf-8"?>
<math xmlns="http://www.w3.org/1998/Math/MathML" display="block">
  <semantics>
    <mrow>
      <mo stretchy="false">∀</mo>
      <mi>x</mi>
      <mi mathvariant="normal">:</mi>
      <mrow>
        <mi>x</mi>
        <mo stretchy="false">∈</mo>
        <mi mathvariant="normal">∅</mi>
      </mrow>
      <mo stretchy="false">⇒</mo>
      <mrow>
        <mi>x</mi>
        <mo stretchy="false">∈</mo>
        <mi>M</mi>
      </mrow>
    </mrow>
    <annotation encoding="StarMath 5.0">forall x: x in emptyset drarrow x in M</annotation>
  </semantics>
</math>
</file>

<file path=Object 54/content.xml><?xml version="1.0" encoding="utf-8"?>
<math xmlns="http://www.w3.org/1998/Math/MathML" display="block">
  <semantics>
    <mrow>
      <mi>x</mi>
      <mo stretchy="false">∈</mo>
      <mi mathvariant="normal">∅</mi>
    </mrow>
    <annotation encoding="StarMath 5.0">x in emptyset</annotation>
  </semantics>
</math>
</file>

<file path=Object 55/content.xml><?xml version="1.0" encoding="utf-8"?>
<math xmlns="http://www.w3.org/1998/Math/MathML" display="block">
  <semantics>
    <mrow>
      <mo stretchy="false">∀</mo>
      <mi>x</mi>
      <mi mathvariant="normal">:</mi>
      <mrow>
        <mi>x</mi>
        <mo stretchy="false">∈</mo>
        <mi>M</mi>
      </mrow>
      <mo stretchy="false">⇒</mo>
      <mrow>
        <mi>x</mi>
        <mo stretchy="false">∈</mo>
        <mi mathvariant="normal">∅</mi>
      </mrow>
    </mrow>
    <annotation encoding="StarMath 5.0">forall x: x in M drarrow x in emptyset</annotation>
  </semantics>
</math>
</file>

<file path=Object 56/content.xml><?xml version="1.0" encoding="utf-8"?>
<math xmlns="http://www.w3.org/1998/Math/MathML" display="block">
  <semantics>
    <mrow>
      <mi>A</mi>
      <mo stretchy="false">⊆</mo>
      <mi>B</mi>
    </mrow>
    <annotation encoding="StarMath 5.0"> A subseteq B</annotation>
  </semantics>
</math>
</file>

<file path=Object 57/content.xml><?xml version="1.0" encoding="utf-8"?>
<math xmlns="http://www.w3.org/1998/Math/MathML" display="block">
  <semantics>
    <mrow>
      <mi>M</mi>
      <mo stretchy="false">⊆</mo>
      <mi>M</mi>
    </mrow>
    <annotation encoding="StarMath 5.0">M subseteq M</annotation>
  </semantics>
</math>
</file>

<file path=Object 58/content.xml><?xml version="1.0" encoding="utf-8"?>
<math xmlns="http://www.w3.org/1998/Math/MathML" display="block">
  <semantics>
    <mrow>
      <mrow>
        <mo fence="true" stretchy="false">(</mo>
        <mrow>
          <mrow>
            <mi>M</mi>
            <mo stretchy="false">⊆</mo>
            <mrow>
              <mi>N</mi>
              <mo stretchy="false">∧</mo>
              <mi>N</mi>
            </mrow>
            <mo stretchy="false">⊆</mo>
            <mi>L</mi>
          </mrow>
        </mrow>
        <mo fence="true" stretchy="false">)</mo>
      </mrow>
      <mo stretchy="false">⇒</mo>
      <mrow>
        <mo fence="true" stretchy="false">(</mo>
        <mrow>
          <mrow>
            <mi>M</mi>
            <mo stretchy="false">⊆</mo>
            <mi>L</mi>
          </mrow>
        </mrow>
        <mo fence="true" stretchy="false">)</mo>
      </mrow>
    </mrow>
    <annotation encoding="StarMath 5.0">(M subseteq N and N subseteq L) drarrow ( M subseteq L )</annotation>
  </semantics>
</math>
</file>

<file path=Object 59/content.xml><?xml version="1.0" encoding="utf-8"?>
<math xmlns="http://www.w3.org/1998/Math/MathML" display="block">
  <semantics>
    <mrow>
      <mo stretchy="false">∀</mo>
      <mi>x</mi>
      <mi mathvariant="normal">:</mi>
      <mrow>
        <mi>x</mi>
        <mo stretchy="false">∈</mo>
        <mi>M</mi>
      </mrow>
      <mo stretchy="false">⇒</mo>
      <mrow>
        <mi>x</mi>
        <mo stretchy="false">∈</mo>
        <mi>M</mi>
      </mrow>
    </mrow>
    <annotation encoding="StarMath 5.0">forall x : x in M drarrow x in M</annotation>
  </semantics>
</math>
</file>

<file path=Object 6/content.xml><?xml version="1.0" encoding="utf-8"?>
<math xmlns="http://www.w3.org/1998/Math/MathML" display="block">
  <semantics>
    <mrow>
      <mi>x</mi>
      <mo stretchy="false">∉</mo>
      <mi>M</mi>
    </mrow>
    <annotation encoding="StarMath 5.0">x notin M</annotation>
  </semantics>
</math>
</file>

<file path=Object 60/content.xml><?xml version="1.0" encoding="utf-8"?>
<math xmlns="http://www.w3.org/1998/Math/MathML" display="block">
  <semantics>
    <mrow>
      <mi>M</mi>
      <mo stretchy="false">⊆</mo>
      <mi>N</mi>
    </mrow>
    <annotation encoding="StarMath 5.0">M subseteq N</annotation>
  </semantics>
</math>
</file>

<file path=Object 61/content.xml><?xml version="1.0" encoding="utf-8"?>
<math xmlns="http://www.w3.org/1998/Math/MathML" display="block">
  <semantics>
    <mrow>
      <mi>N</mi>
      <mo stretchy="false">⊆</mo>
      <mi>L</mi>
    </mrow>
    <annotation encoding="StarMath 5.0">N subseteq L</annotation>
  </semantics>
</math>
</file>

<file path=Object 62/content.xml><?xml version="1.0" encoding="utf-8"?>
<math xmlns="http://www.w3.org/1998/Math/MathML" display="block">
  <semantics>
    <mrow>
      <mi>M</mi>
      <mo stretchy="false">⊆</mo>
      <mi>L</mi>
    </mrow>
    <annotation encoding="StarMath 5.0">M subseteq L</annotation>
  </semantics>
</math>
</file>

<file path=Object 63/content.xml><?xml version="1.0" encoding="utf-8"?>
<math xmlns="http://www.w3.org/1998/Math/MathML" display="block"/>
</file>

<file path=Object 64/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intersection N def \{ x divides x in M and x in N \}</annotation>
  </semantics>
</math>
</file>

<file path=Object 65/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setminus N def \{x divides x in M and x notin N  \}</annotation>
  </semantics>
</math>
</file>

<file path=Object 66/content.xml><?xml version="1.0" encoding="utf-8"?>
<math xmlns="http://www.w3.org/1998/Math/MathML" display="block">
  <semantics>
    <mrow>
      <mi>i</mi>
      <mo stretchy="false">∈</mo>
      <mi>I</mi>
    </mrow>
    <annotation encoding="StarMath 5.0">i in I</annotation>
  </semantics>
</math>
</file>

<file path=Object 67/content.xml><?xml version="1.0" encoding="utf-8"?>
<math xmlns="http://www.w3.org/1998/Math/MathML" display="block">
  <semantics>
    <msub>
      <mi>M</mi>
      <mi>i</mi>
    </msub>
    <annotation encoding="StarMath 5.0">M_i</annotation>
  </semantics>
</math>
</file>

<file path=Object 68/content.xml><?xml version="1.0" encoding="utf-8"?>
<math xmlns="http://www.w3.org/1998/Math/MathML" display="block">
  <semantics>
    <mrow>
      <mrow>
        <mrow>
          <munder>
            <mo stretchy="false">∐</mo>
            <mrow>
              <mi>i</mi>
              <mo stretchy="false">∈</mo>
              <mi>I</mi>
            </mrow>
          </munder>
          <msub>
            <mi>M</mi>
            <mi>i</mi>
          </msub>
        </mrow>
        <mo stretchy="false">≝</mo>
        <mo stretchy="false">{</mo>
      </mrow>
      <mrow>
        <mi>x</mi>
        <mo stretchy="false">∣</mo>
        <mo stretchy="false">∃</mo>
      </mrow>
      <mrow>
        <mi>i</mi>
        <mo stretchy="false">∈</mo>
        <mi>I</mi>
      </mrow>
      <mi mathvariant="italic">mit</mi>
      <mrow>
        <mi>x</mi>
        <mo stretchy="false">∈</mo>
        <msub>
          <mi>M</mi>
          <mi>i</mi>
        </msub>
      </mrow>
      <mo stretchy="false">}</mo>
      <mi mathvariant="italic">und</mi>
      <mrow>
        <mrow>
          <munder>
            <mo stretchy="false">∏</mo>
            <mrow>
              <mi>i</mi>
              <mo stretchy="false">∈</mo>
              <mi>I</mi>
            </mrow>
          </munder>
          <msub>
            <mi>M</mi>
            <mi>i</mi>
          </msub>
        </mrow>
        <mo stretchy="false">≝</mo>
        <mo stretchy="false">{</mo>
      </mrow>
      <mrow>
        <mi>x</mi>
        <mo stretchy="false">∣</mo>
        <mo stretchy="false">∀</mo>
      </mrow>
      <mrow>
        <mi>i</mi>
        <mo stretchy="false">∈</mo>
        <mi>I</mi>
      </mrow>
      <mi mathvariant="normal">:</mi>
      <mrow>
        <mi>x</mi>
        <mo stretchy="false">∈</mo>
        <msub>
          <mi>M</mi>
          <mi>i</mi>
        </msub>
      </mrow>
      <mo stretchy="false">}</mo>
    </mrow>
    <annotation encoding="StarMath 5.0">coprod from{i in I} M_i def \{ x divides exists i in I mit x in M_i \}  und prod from{i in I} M_i def \{ x divides forall i in I: x in M_i \} </annotation>
  </semantics>
</math>
</file>

<file path=Object 69/content.xml><?xml version="1.0" encoding="utf-8"?>
<math xmlns="http://www.w3.org/1998/Math/MathML" display="block">
  <semantics>
    <mrow>
      <mi>M</mi>
      <mo stretchy="false">⊆</mo>
      <mi>N</mi>
    </mrow>
    <annotation encoding="StarMath 5.0">M subseteq N</annotation>
  </semantics>
</math>
</file>

<file path=Object 7/content.xml><?xml version="1.0" encoding="utf-8"?>
<math xmlns="http://www.w3.org/1998/Math/MathML" display="block">
  <semantics>
    <mrow>
      <mrow>
        <mi>x</mi>
        <mo stretchy="false">=</mo>
        <mi>y</mi>
      </mrow>
      <mi>;</mi>
      <mrow>
        <mi>x</mi>
        <mo stretchy="false">≠</mo>
        <mi>y</mi>
      </mrow>
    </mrow>
    <annotation encoding="StarMath 5.0">x = y; x neq y </annotation>
  </semantics>
</math>
</file>

<file path=Object 70/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row>
              <mi>N</mi>
              <mo stretchy="false">∖</mo>
              <mi>M</mi>
            </mrow>
            <mo stretchy="false">≠</mo>
            <mi mathvariant="normal">∅</mi>
          </mrow>
        </mrow>
        <mo fence="true" stretchy="false">)</mo>
      </mrow>
    </mrow>
    <annotation encoding="StarMath 5.0">( M subset N ) dlrarrow ( N setminus M neq emptyset )</annotation>
  </semantics>
</math>
</file>

<file path=Object 71/content.xml><?xml version="1.0" encoding="utf-8"?>
<math xmlns="http://www.w3.org/1998/Math/MathML" display="block">
  <semantics>
    <mrow>
      <mi>M</mi>
      <mo stretchy="false">⊆</mo>
      <mi>N</mi>
    </mrow>
    <annotation encoding="StarMath 5.0">M subseteq N</annotation>
  </semantics>
</math>
</file>

<file path=Object 72/content.xml><?xml version="1.0" encoding="utf-8"?>
<math xmlns="http://www.w3.org/1998/Math/MathML" display="block">
  <semantics>
    <mrow>
      <mrow>
        <mo fence="true" stretchy="false">(</mo>
        <mrow>
          <mrow>
            <mrow>
              <mi>M</mi>
              <mo stretchy="false">∩</mo>
              <mi>N</mi>
            </mrow>
            <mo stretchy="false">⊆</mo>
            <mi>M</mi>
          </mrow>
        </mrow>
        <mo fence="true" stretchy="false">)</mo>
      </mrow>
      <mi mathvariant="italic">und</mi>
      <mrow>
        <mi>M</mi>
        <mo stretchy="false">⊆</mo>
        <mrow>
          <mi>M</mi>
          <mo stretchy="false">∪</mo>
          <mi>N</mi>
        </mrow>
      </mrow>
    </mrow>
    <annotation encoding="StarMath 5.0">(M intersection N subseteq M ) und M subseteq M union N</annotation>
  </semantics>
</math>
</file>

<file path=Object 73/content.xml><?xml version="1.0" encoding="utf-8"?>
<math xmlns="http://www.w3.org/1998/Math/MathML" display="block">
  <semantics>
    <mrow>
      <mrow>
        <mrow>
          <mi>M</mi>
          <mo stretchy="false">∩</mo>
          <mi>N</mi>
        </mrow>
        <mo stretchy="false">=</mo>
        <mrow>
          <mi>N</mi>
          <mo stretchy="false">∩</mo>
          <mi>M</mi>
        </mrow>
      </mrow>
      <mi mathvariant="italic">und</mi>
      <mrow>
        <mrow>
          <mi>M</mi>
          <mo stretchy="false">∪</mo>
          <mi>N</mi>
        </mrow>
        <mo stretchy="false">=</mo>
        <mrow>
          <mi>N</mi>
          <mo stretchy="false">∪</mo>
          <mi>M</mi>
        </mrow>
      </mrow>
    </mrow>
    <annotation encoding="StarMath 5.0">M intersection N = N intersection M  und M union N = N union M </annotation>
  </semantics>
</math>
</file>

<file path=Object 74/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intersection( N intersection L) = ( M intersection N) intersection L</annotation>
  </semantics>
</math>
</file>

<file path=Object 75/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union( N union L ) = ( M union N) union L</annotation>
  </semantics>
</math>
</file>

<file path=Object 76/content.xml><?xml version="1.0" encoding="utf-8"?>
<math xmlns="http://www.w3.org/1998/Math/MathML" display="block"/>
</file>

<file path=Object 77/content.xml><?xml version="1.0" encoding="utf-8"?>
<math xmlns="http://www.w3.org/1998/Math/MathML" display="block"/>
</file>

<file path=Object 78/content.xml><?xml version="1.0" encoding="utf-8"?>
<math xmlns="http://www.w3.org/1998/Math/MathML" display="block">
  <semantics>
    <mrow>
      <mrow>
        <mi>M</mi>
        <mo stretchy="false">∖</mo>
        <mi>N</mi>
      </mrow>
      <mo stretchy="false">⊆</mo>
      <mi>M</mi>
    </mrow>
    <annotation encoding="StarMath 5.0">M setminus N subseteq M</annotation>
  </semantics>
</math>
</file>

<file path=Object 79/content.xml><?xml version="1.0" encoding="utf-8"?>
<math xmlns="http://www.w3.org/1998/Math/MathML" display="block"/>
</file>

<file path=Object 8/content.xml><?xml version="1.0" encoding="utf-8"?>
<math xmlns="http://www.w3.org/1998/Math/MathML" display="block">
  <semantics>
    <mrow>
      <mo stretchy="false">{</mo>
      <mi mathvariant="italic">rot</mi>
      <mi>,</mi>
      <mi mathvariant="italic">gelb</mi>
      <mi mathvariant="italic">grün</mi>
      <mo stretchy="false">}</mo>
    </mrow>
    <annotation encoding="StarMath 5.0">\{ rot, gelb grün \}</annotation>
  </semantics>
</math>
</file>

<file path=Object 80/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row>
          <mo fence="true" stretchy="false">(</mo>
          <mrow>
            <mrow>
              <mi>M</mi>
              <mo stretchy="false">∖</mo>
              <mi>L</mi>
            </mrow>
          </mrow>
          <mo fence="true" stretchy="false">)</mo>
        </mrow>
      </mrow>
    </mrow>
    <annotation encoding="StarMath 5.0">M setminus ( N union L) = ( M setminus N ) intersection ( M setminus L )</annotation>
  </semantics>
</math>
</file>

<file path=Object 81/content.xml><?xml version="1.0" encoding="utf-8"?>
<math xmlns="http://www.w3.org/1998/Math/MathML" display="block">
  <semantics>
    <mrow>
      <mo fence="true" stretchy="true">|</mo>
      <mrow>
        <mi>M</mi>
      </mrow>
      <mo fence="true" stretchy="true">|</mo>
    </mrow>
    <annotation encoding="StarMath 5.0">abs M</annotation>
  </semantics>
</math>
</file>

<file path=Object 82/content.xml><?xml version="1.0" encoding="utf-8"?>
<math xmlns="http://www.w3.org/1998/Math/MathML" display="block">
  <semantics>
    <mrow>
      <mi>P</mi>
      <mrow>
        <mrow>
          <mo fence="true" stretchy="false">(</mo>
          <mrow>
            <mi>M</mi>
          </mrow>
          <mo fence="true" stretchy="false">)</mo>
        </mrow>
        <mo stretchy="false">≝</mo>
        <mo stretchy="false">{</mo>
      </mrow>
      <mrow>
        <mi>N</mi>
        <mo stretchy="false">∣</mo>
        <mi>N</mi>
        <mo stretchy="false">⊆</mo>
        <mi>M</mi>
      </mrow>
      <mo stretchy="false">}</mo>
    </mrow>
    <annotation encoding="StarMath 5.0">P( M) def \{N divides N subseteq M\}</annotation>
  </semantics>
</math>
</file>

<file path=Object 83/content.xml><?xml version="1.0" encoding="utf-8"?>
<math xmlns="http://www.w3.org/1998/Math/MathML" display="block">
  <semantics>
    <mrow>
      <mi>x</mi>
      <mo stretchy="false">∈</mo>
      <mi>X</mi>
    </mrow>
    <annotation encoding="StarMath 5.0">x in X</annotation>
  </semantics>
</math>
</file>

<file path=Object 84/content.xml><?xml version="1.0" encoding="utf-8"?>
<math xmlns="http://www.w3.org/1998/Math/MathML" display="block"/>
</file>

<file path=Object 85/content.xml><?xml version="1.0" encoding="utf-8"?>
<math xmlns="http://www.w3.org/1998/Math/MathML" display="block">
  <semantics>
    <mrow>
      <mi>f</mi>
      <mi mathvariant="normal">:</mi>
      <mrow>
        <mi>X</mi>
        <mo stretchy="false">→</mo>
        <mi>Y</mi>
      </mrow>
      <mi>,</mi>
      <mrow>
        <mi>x</mi>
        <mo stretchy="false">→</mo>
        <mi>y</mi>
        <mo stretchy="false">=</mo>
        <mi>f</mi>
      </mrow>
      <mrow>
        <mo fence="true" stretchy="false">(</mo>
        <mrow>
          <mi>x</mi>
        </mrow>
        <mo fence="true" stretchy="false">)</mo>
      </mrow>
    </mrow>
    <annotation encoding="StarMath 5.0">f: X toward Y,   x   toward y =f( x)</annotation>
  </semantics>
</math>
</file>

<file path=Object 86/content.xml><?xml version="1.0" encoding="utf-8"?>
<math xmlns="http://www.w3.org/1998/Math/MathML" display="block">
  <semantics>
    <mrow>
      <mrow>
        <mi>x</mi>
        <mo stretchy="false">→</mo>
        <mi>y</mi>
        <mo stretchy="false">=</mo>
        <mi>f</mi>
      </mrow>
      <mrow>
        <mo fence="true" stretchy="false">(</mo>
        <mrow>
          <mi>x</mi>
        </mrow>
        <mo fence="true" stretchy="false">)</mo>
      </mrow>
    </mrow>
    <annotation encoding="StarMath 5.0">x toward y = f( x) </annotation>
  </semantics>
</math>
</file>

<file path=Object 87/content.xml><?xml version="1.0" encoding="utf-8"?>
<math xmlns="http://www.w3.org/1998/Math/MathML" display="block">
  <semantics>
    <mrow>
      <mi>f</mi>
      <mrow>
        <mrow>
          <mo fence="true" stretchy="false">(</mo>
          <mrow>
            <mi>x</mi>
          </mrow>
          <mo fence="true" stretchy="false">)</mo>
        </mrow>
        <mo stretchy="false">=</mo>
        <mi>y</mi>
      </mrow>
    </mrow>
    <annotation encoding="StarMath 5.0">f( x ) = y</annotation>
  </semantics>
</math>
</file>

<file path=Object 88/content.xml><?xml version="1.0" encoding="utf-8"?>
<math xmlns="http://www.w3.org/1998/Math/MathML" display="block">
  <semantics>
    <mrow>
      <mi>f</mi>
      <mi mathvariant="normal">:</mi>
      <mrow>
        <mi>X</mi>
        <mo stretchy="false">→</mo>
        <mi>Y</mi>
      </mrow>
    </mrow>
    <annotation encoding="StarMath 5.0">f : X toward Y</annotation>
  </semantics>
</math>
</file>

<file path=Object 89/content.xml><?xml version="1.0" encoding="utf-8"?>
<math xmlns="http://www.w3.org/1998/Math/MathML" display="block">
  <semantics>
    <mrow>
      <mi>g</mi>
      <mi mathvariant="normal">:</mi>
      <mrow>
        <mi>X</mi>
        <mo stretchy="false">→</mo>
        <mi>Y</mi>
      </mrow>
    </mrow>
    <annotation encoding="StarMath 5.0">g : X toward Y</annotation>
  </semantics>
</math>
</file>

<file path=Object 9/content.xml><?xml version="1.0" encoding="utf-8"?>
<math xmlns="http://www.w3.org/1998/Math/MathML" display="block">
  <semantics>
    <mrow>
      <mo stretchy="false">{</mo>
      <mrow>
        <mi>x</mi>
        <mo stretchy="false">∣</mo>
        <mi>x</mi>
        <mo stretchy="false">&lt;</mo>
        <mn>3</mn>
      </mrow>
      <mo stretchy="false">}</mo>
    </mrow>
    <annotation encoding="StarMath 5.0">\{ x divides x &lt; 3 \}</annotation>
  </semantics>
</math>
</file>

<file path=Object 90/content.xml><?xml version="1.0" encoding="utf-8"?>
<math xmlns="http://www.w3.org/1998/Math/MathML" display="block">
  <semantics>
    <mrow>
      <mi>f</mi>
      <mo stretchy="false">=</mo>
      <mi>g</mi>
    </mrow>
    <annotation encoding="StarMath 5.0">f=g</annotation>
  </semantics>
</math>
</file>

<file path=Object 91/content.xml><?xml version="1.0" encoding="utf-8"?>
<math xmlns="http://www.w3.org/1998/Math/MathML" display="block">
  <semantics>
    <mrow>
      <mi>f</mi>
      <mrow>
        <mrow>
          <mo fence="true" stretchy="false">(</mo>
          <mrow>
            <mi>x</mi>
          </mrow>
          <mo fence="true" stretchy="false">)</mo>
        </mrow>
        <mo stretchy="false">=</mo>
        <mi>g</mi>
      </mrow>
      <mrow>
        <mo fence="true" stretchy="false">(</mo>
        <mrow>
          <mi>x</mi>
        </mrow>
        <mo fence="true" stretchy="false">)</mo>
      </mrow>
      <mspace width="2em"/>
      <mo stretchy="false">∀</mo>
      <mrow>
        <mi>x</mi>
        <mo stretchy="false">∈</mo>
        <mi>X</mi>
      </mrow>
    </mrow>
    <annotation encoding="StarMath 5.0">f( x) = g(x) 	~ forall x in X</annotation>
  </semantics>
</math>
</file>

<file path=Object 92/content.xml><?xml version="1.0" encoding="utf-8"?>
<math xmlns="http://www.w3.org/1998/Math/MathML" display="block">
  <semantics>
    <mrow>
      <msub>
        <mi mathvariant="italic">Id</mi>
        <mi>x</mi>
      </msub>
      <mi mathvariant="normal">:</mi>
      <mrow>
        <mi>X</mi>
        <mo stretchy="false">→</mo>
        <mi>X</mi>
      </mrow>
      <mi>,</mi>
      <mrow>
        <mi>x</mi>
        <mo stretchy="false">→</mo>
        <mi>x</mi>
      </mrow>
    </mrow>
    <annotation encoding="StarMath 5.0">Id_x : X toward X, x toward x</annotation>
  </semantics>
</math>
</file>

<file path=Object 93/content.xml><?xml version="1.0" encoding="utf-8"?>
<math xmlns="http://www.w3.org/1998/Math/MathML" display="block">
  <semantics>
    <mrow>
      <mi>f</mi>
      <mi mathvariant="normal">:</mi>
      <mrow>
        <mi>X</mi>
        <mo stretchy="false">→</mo>
        <mi>Y</mi>
      </mrow>
    </mrow>
    <annotation encoding="StarMath 5.0">f : X toward Y</annotation>
  </semantics>
</math>
</file>

<file path=Object 94/content.xml><?xml version="1.0" encoding="utf-8"?>
<math xmlns="http://www.w3.org/1998/Math/MathML" display="block">
  <semantics>
    <mrow>
      <mrow>
        <mi>M</mi>
        <mo stretchy="false">⊆</mo>
        <mi>X</mi>
      </mrow>
      <mi mathvariant="italic">und</mi>
      <mrow>
        <mi>N</mi>
        <mo stretchy="false">⊆</mo>
        <mi>Y</mi>
      </mrow>
    </mrow>
    <annotation encoding="StarMath 5.0">M subseteq X und N subseteq Y</annotation>
  </semantics>
</math>
</file>

<file path=Object 95/content.xml><?xml version="1.0" encoding="utf-8"?>
<math xmlns="http://www.w3.org/1998/Math/MathML" display="block">
  <semantics>
    <mrow>
      <mi>f</mi>
      <mrow>
        <mrow>
          <mo fence="true" stretchy="false">(</mo>
          <mrow>
            <mi>M</mi>
          </mrow>
          <mo fence="true" stretchy="false">)</mo>
        </mrow>
        <mo stretchy="false">≝</mo>
        <mo stretchy="false">{</mo>
      </mrow>
      <mi>f</mi>
      <mrow>
        <mrow>
          <mo fence="true" stretchy="false">(</mo>
          <mrow>
            <mi>x</mi>
          </mrow>
          <mo fence="true" stretchy="false">)</mo>
        </mrow>
        <mo stretchy="false">∣</mo>
        <mi>x</mi>
        <mo stretchy="false">∈</mo>
        <mi>M</mi>
      </mrow>
      <mrow>
        <mo stretchy="false">}</mo>
        <mo stretchy="false">⊆</mo>
        <mi>Y</mi>
      </mrow>
    </mrow>
    <annotation encoding="StarMath 5.0">f( M ) def \{ f(x) divides x in M \} subseteq Y</annotation>
  </semantics>
</math>
</file>

<file path=Object 96/content.xml><?xml version="1.0" encoding="utf-8"?>
<math xmlns="http://www.w3.org/1998/Math/MathML" display="block">
  <semantics>
    <mrow>
      <msup>
        <mi>f</mi>
        <mrow>
          <mo stretchy="false">−</mo>
          <mn>1</mn>
        </mrow>
      </msup>
      <mrow>
        <mrow>
          <mo fence="true" stretchy="false">(</mo>
          <mrow>
            <mi>N</mi>
          </mrow>
          <mo fence="true" stretchy="false">)</mo>
        </mrow>
        <mo stretchy="false">≝</mo>
        <mo stretchy="false">{</mo>
      </mrow>
      <mrow>
        <mi>x</mi>
        <mo stretchy="false">∈</mo>
        <mi>X</mi>
        <mo stretchy="false">∣</mo>
        <mi>f</mi>
      </mrow>
      <mrow>
        <mrow>
          <mo fence="true" stretchy="false">(</mo>
          <mrow>
            <mi>x</mi>
          </mrow>
          <mo fence="true" stretchy="false">)</mo>
        </mrow>
        <mo stretchy="false">∈</mo>
        <mi>N</mi>
      </mrow>
      <mo stretchy="false">}</mo>
    </mrow>
    <annotation encoding="StarMath 5.0">f^{ -1 }(N) def \{ x in X  divides f(x) in N \}</annotation>
  </semantics>
</math>
</file>

<file path=Object 97/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 X toward Y, x toward f( x)</annotation>
  </semantics>
</math>
</file>

<file path=Object 98/content.xml><?xml version="1.0" encoding="utf-8"?>
<math xmlns="http://www.w3.org/1998/Math/MathML" display="block">
  <semantics>
    <mrow>
      <mi mathvariant="normal">∅</mi>
      <mo stretchy="false">≠</mo>
      <mi>M</mi>
      <mo stretchy="false">⊆</mo>
      <mi>X</mi>
    </mrow>
    <annotation encoding="StarMath 5.0">emptyset neq M subseteq X</annotation>
  </semantics>
</math>
</file>

<file path=Object 99/content.xml><?xml version="1.0" encoding="utf-8"?>
<math xmlns="http://www.w3.org/1998/Math/MathML" display="block">
  <semantics>
    <mrow>
      <mrow>
        <mi>f</mi>
        <msub>
          <mo stretchy="false">∣</mo>
          <mi>M</mi>
        </msub>
        <mi mathvariant="normal">:</mi>
      </mrow>
      <mrow>
        <mi>M</mi>
        <mo stretchy="false">→</mo>
        <mi>Y</mi>
      </mrow>
      <mi>,</mi>
      <mrow>
        <mi>x</mi>
        <mo stretchy="false">→</mo>
        <mi>f</mi>
      </mrow>
      <mrow>
        <mo fence="true" stretchy="false">(</mo>
        <mrow>
          <mi>x</mi>
        </mrow>
        <mo fence="true" stretchy="false">)</mo>
      </mrow>
    </mrow>
    <annotation encoding="StarMath 5.0">f divides_M : M toward Y, x toward f( x)</annotation>
  </semantics>
</math>
</file>